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3.504cm" table:align="left"/>
    </style:style>
    <style:style style:name="Tableau33.A" style:family="table-column">
      <style:table-column-properties style:column-width="3.09cm"/>
    </style:style>
    <style:style style:name="Tableau33.B" style:family="table-column">
      <style:table-column-properties style:column-width="0.72cm"/>
    </style:style>
    <style:style style:name="Tableau33.C" style:family="table-column">
      <style:table-column-properties style:column-width="2.284cm"/>
    </style:style>
    <style:style style:name="Tableau33.D" style:family="table-column">
      <style:table-column-properties style:column-width="1.716cm"/>
    </style:style>
    <style:style style:name="Tableau33.E" style:family="table-column">
      <style:table-column-properties style:column-width="2.096cm"/>
    </style:style>
    <style:style style:name="Tableau33.F" style:family="table-column">
      <style:table-column-properties style:column-width="1.588cm"/>
    </style:style>
    <style:style style:name="Tableau33.G" style:family="table-column">
      <style:table-column-properties style:column-width="2.011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5.304cm" table:align="left"/>
    </style:style>
    <style:style style:name="Tableau34.A" style:family="table-column">
      <style:table-column-properties style:column-width="3.09cm"/>
    </style:style>
    <style:style style:name="Tableau34.B" style:family="table-column">
      <style:table-column-properties style:column-width="0.72cm"/>
    </style:style>
    <style:style style:name="Tableau34.C" style:family="table-column">
      <style:table-column-properties style:column-width="2.286cm"/>
    </style:style>
    <style:style style:name="Tableau34.D" style:family="table-column">
      <style:table-column-properties style:column-width="1.715cm"/>
    </style:style>
    <style:style style:name="Tableau34.E" style:family="table-column">
      <style:table-column-properties style:column-width="2.096cm"/>
    </style:style>
    <style:style style:name="Tableau34.F" style:family="table-column">
      <style:table-column-properties style:column-width="1.588cm"/>
    </style:style>
    <style:style style:name="Tableau34.G" style:family="table-column">
      <style:table-column-properties style:column-width="2.011cm"/>
    </style:style>
    <style:style style:name="Tableau34.H" style:family="table-column">
      <style:table-column-properties style:column-width="1.799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4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4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Normal">
      <style:paragraph-properties fo:margin-top="0cm" fo:margin-bottom="0cm" style:contextual-spacing="false" fo:line-height="115%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6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3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6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8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9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0" style:family="paragraph" style:parent-style-name="Normal">
      <style:paragraph-properties fo:line-height="115%"/>
      <style:text-properties fo:language="en" fo:country="US" style:font-name-asian="Yu Mincho"/>
    </style:style>
    <style:style style:name="P51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52" style:family="paragraph" style:parent-style-name="Normal">
      <style:paragraph-properties fo:line-height="115%"/>
      <style:text-properties fo:language="en" fo:country="US"/>
    </style:style>
    <style:style style:name="P53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4" style:family="paragraph" style:parent-style-name="Normal">
      <style:paragraph-properties fo:line-height="115%"/>
      <style:text-properties fo:language="en" fo:country="US" officeooo:paragraph-rsid="000e6da7"/>
    </style:style>
    <style:style style:name="P55" style:family="paragraph" style:parent-style-name="Normal">
      <style:paragraph-properties fo:line-height="115%"/>
      <style:text-properties fo:language="en" fo:country="US" officeooo:paragraph-rsid="00200688"/>
    </style:style>
    <style:style style:name="P56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Normal">
      <style:paragraph-properties fo:line-height="115%"/>
    </style:style>
    <style:style style:name="P58" style:family="paragraph" style:parent-style-name="Normal">
      <style:paragraph-properties fo:line-height="115%"/>
      <style:text-properties officeooo:paragraph-rsid="000e6da7"/>
    </style:style>
    <style:style style:name="P59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1" style:family="paragraph" style:parent-style-name="Normal">
      <style:paragraph-properties fo:line-height="115%"/>
      <style:text-properties officeooo:paragraph-rsid="0014bb39"/>
    </style:style>
    <style:style style:name="P62" style:family="paragraph" style:parent-style-name="Normal">
      <style:paragraph-properties fo:line-height="115%"/>
      <style:text-properties officeooo:paragraph-rsid="00157766"/>
    </style:style>
    <style:style style:name="P63" style:family="paragraph" style:parent-style-name="Normal">
      <style:paragraph-properties fo:line-height="115%"/>
      <style:text-properties officeooo:paragraph-rsid="00200688"/>
    </style:style>
    <style:style style:name="P64" style:family="paragraph" style:parent-style-name="Normal">
      <style:paragraph-properties fo:line-height="115%"/>
      <style:text-properties officeooo:paragraph-rsid="00310266"/>
    </style:style>
    <style:style style:name="P65" style:family="paragraph" style:parent-style-name="Normal">
      <style:paragraph-properties fo:line-height="115%"/>
      <style:text-properties officeooo:paragraph-rsid="003518b1"/>
    </style:style>
    <style:style style:name="P66" style:family="paragraph" style:parent-style-name="Normal">
      <style:paragraph-properties fo:line-height="115%"/>
      <style:text-properties officeooo:paragraph-rsid="0035af01"/>
    </style:style>
    <style:style style:name="P67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68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9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0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2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7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78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9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0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1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3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4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85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6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7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9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0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1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92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3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4" style:family="paragraph" style:parent-style-name="Normal">
      <style:paragraph-properties fo:line-height="115%" fo:break-before="page"/>
    </style:style>
    <style:style style:name="P95" style:family="paragraph" style:parent-style-name="Normal">
      <style:paragraph-properties fo:line-height="115%" fo:break-before="page"/>
      <style:text-properties officeooo:paragraph-rsid="000e6da7"/>
    </style:style>
    <style:style style:name="P96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97" style:family="paragraph" style:parent-style-name="Heading_20_1">
      <style:paragraph-properties fo:line-height="115%"/>
      <style:text-properties fo:language="en" fo:country="US"/>
    </style:style>
    <style:style style:name="P98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99" style:family="paragraph" style:parent-style-name="Heading_20_1">
      <style:paragraph-properties fo:line-height="115%" fo:break-before="page"/>
      <style:text-properties fo:language="en" fo:country="US"/>
    </style:style>
    <style:style style:name="P100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10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0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10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105" style:family="paragraph" style:parent-style-name="Paragraphe_20_de_20_liste" style:list-style-name="L1">
      <style:paragraph-properties fo:line-height="115%"/>
    </style:style>
    <style:style style:name="P106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7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8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386e28"/>
    </style:style>
    <style:style style:name="T6" style:family="text">
      <style:text-properties style:use-window-font-color="true" loext:opacity="0%" style:font-name="Calibri Light1" officeooo:rsid="003ffed2"/>
    </style:style>
    <style:style style:name="T7" style:family="text">
      <style:text-properties style:use-window-font-color="true" loext:opacity="0%" style:font-name="Calibri Light1" officeooo:rsid="00437f02"/>
    </style:style>
    <style:style style:name="T8" style:family="text">
      <style:text-properties officeooo:rsid="001c1c5b"/>
    </style:style>
    <style:style style:name="T9" style:family="text">
      <style:text-properties fo:color="#000000" loext:opacity="100%" officeooo:rsid="001c1c5b"/>
    </style:style>
    <style:style style:name="T10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11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2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3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4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asian="Yu Mincho"/>
    </style:style>
    <style:style style:name="T17" style:family="text">
      <style:text-properties fo:language="en" fo:country="US" style:font-name-asian="Yu Mincho" style:font-style-complex="italic"/>
    </style:style>
    <style:style style:name="T1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00688" style:font-weight-asian="bold" style:font-weight-complex="bold"/>
    </style:style>
    <style:style style:name="T22" style:family="text">
      <style:text-properties fo:language="en" fo:country="US" fo:font-weight="bold" officeooo:rsid="0022fab2" style:font-weight-asian="bold" style:font-weight-complex="bold"/>
    </style:style>
    <style:style style:name="T23" style:family="text">
      <style:text-properties fo:language="en" fo:country="US" fo:font-weight="bold" officeooo:rsid="0024a9bb" style:font-weight-asian="bold" style:font-weight-complex="bold"/>
    </style:style>
    <style:style style:name="T24" style:family="text">
      <style:text-properties fo:language="en" fo:country="US" fo:font-weight="bold" officeooo:rsid="00310266" style:font-weight-asian="bold" style:font-weight-complex="bold"/>
    </style:style>
    <style:style style:name="T25" style:family="text">
      <style:text-properties fo:language="en" fo:country="US" fo:font-weight="bold" officeooo:rsid="003fdb94" style:font-weight-asian="bold" style:font-weight-complex="bold"/>
    </style:style>
    <style:style style:name="T26" style:family="text">
      <style:text-properties fo:language="en" fo:country="US" fo:font-weight="bold" style:font-name-asian="Yu Mincho" style:font-weight-asian="bold" style:font-weight-complex="bold"/>
    </style:style>
    <style:style style:name="T27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8" style:family="text">
      <style:text-properties fo:language="en" fo:country="US" style:font-weight-complex="bold"/>
    </style:style>
    <style:style style:name="T29" style:family="text">
      <style:text-properties fo:language="en" fo:country="US" officeooo:rsid="00309512" style:font-weight-complex="bold"/>
    </style:style>
    <style:style style:name="T30" style:family="text">
      <style:text-properties fo:language="en" fo:country="US" fo:font-weight="normal" officeooo:rsid="00200688" style:font-weight-asian="normal" style:font-weight-complex="normal"/>
    </style:style>
    <style:style style:name="T31" style:family="text">
      <style:text-properties fo:language="en" fo:country="US" fo:font-weight="normal" officeooo:rsid="0022fab2" style:font-weight-asian="normal" style:font-weight-complex="normal"/>
    </style:style>
    <style:style style:name="T32" style:family="text">
      <style:text-properties fo:language="en" fo:country="US" officeooo:rsid="00310266"/>
    </style:style>
    <style:style style:name="T33" style:family="text">
      <style:text-properties fo:language="en" fo:country="US" officeooo:rsid="0031639d"/>
    </style:style>
    <style:style style:name="T34" style:family="text">
      <style:text-properties fo:language="en" fo:country="US" officeooo:rsid="003a7004"/>
    </style:style>
    <style:style style:name="T35" style:family="text">
      <style:text-properties fo:language="en" fo:country="US" officeooo:rsid="003eb940"/>
    </style:style>
    <style:style style:name="T36" style:family="text">
      <style:text-properties fo:language="en" fo:country="US" officeooo:rsid="00414996"/>
    </style:style>
    <style:style style:name="T37" style:family="text">
      <style:text-properties fo:font-weight="bold" style:font-name-asian="Yu Mincho" style:font-weight-asian="bold" style:font-weight-complex="bold"/>
    </style:style>
    <style:style style:name="T38" style:family="text">
      <style:text-properties fo:font-weight="bold" style:font-name-asian="Yu Mincho" style:font-weight-asian="bold" style:font-style-complex="italic" style:font-weight-complex="bold"/>
    </style:style>
    <style:style style:name="T39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40" style:family="text">
      <style:text-properties style:font-name="Calibri" fo:language="en" fo:country="US" style:font-name-asian="Calibri" style:font-name-complex="Calibri"/>
    </style:style>
    <style:style style:name="T41" style:family="text">
      <style:text-properties style:font-name="Calibri" fo:language="en" fo:country="US" officeooo:rsid="0033bc4a" style:font-name-asian="Calibri" style:font-name-complex="Calibri"/>
    </style:style>
    <style:style style:name="T42" style:family="text">
      <style:text-properties fo:font-weight="normal" style:font-name-asian="Yu Mincho" style:font-weight-asian="normal" style:font-weight-complex="normal"/>
    </style:style>
    <style:style style:name="T43" style:family="text">
      <style:text-properties fo:font-size="6pt" fo:language="en" fo:country="US" style:font-size-asian="6pt" style:font-size-complex="6pt"/>
    </style:style>
    <style:style style:name="T44" style:family="text">
      <style:text-properties fo:font-size="8pt" fo:language="en" fo:country="US" style:font-name-asian="Yu Mincho" style:font-size-asian="8pt" style:font-size-complex="8pt"/>
    </style:style>
    <style:style style:name="T45" style:family="text">
      <style:text-properties fo:font-size="9pt" fo:language="en" fo:country="US" style:font-name-asian="Yu Mincho" style:font-size-asian="9pt" style:font-size-complex="9pt"/>
    </style:style>
    <style:style style:name="T46" style:family="text">
      <style:text-properties fo:font-size="9.5pt" fo:language="en" fo:country="US" style:font-name-asian="Yu Mincho" style:font-size-asian="9.5pt" style:font-size-complex="9.5pt"/>
    </style:style>
    <style:style style:name="T47" style:family="text">
      <style:text-properties fo:font-size="6.5pt" fo:language="en" fo:country="US" style:font-name-asian="Yu Mincho" style:font-size-asian="6.5pt" style:font-size-complex="6.5pt"/>
    </style:style>
    <style:style style:name="T48" style:family="text">
      <style:text-properties officeooo:rsid="002d3adc"/>
    </style:style>
    <style:style style:name="T49" style:family="text">
      <style:text-properties officeooo:rsid="00358cc2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Types of attributes and methods of the class TransactionAnalyzer</text:p>
      <text:h text:style-name="P97" text:outline-level="1">Notation</text:h>
      <text:list xml:id="list3688793135" text:style-name="L1">
        <text:list-item>
          <text:p text:style-name="P106"><text:span text:style-name="Police_20_par_20_défaut"><text:span text:style-name="T44"><text:s text:c="2"/></text:span></text:span><text:span text:style-name="Police_20_par_20_défaut"><text:span text:style-name="T15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44"><text:s text:c="2"/></text:span></text:span><text:span text:style-name="Police_20_par_20_défaut"><text:span text:style-name="T15"><text:s/>denotes the number of items.</text:span></text:span></text:p>
        </text:list-item>
        <text:list-item>
          <text:p text:style-name="P107"><text:span text:style-name="Police_20_par_20_défaut"><text:span text:style-name="T45"><text:s/></text:span></text:span><text:span text:style-name="Police_20_par_20_défaut"><text:span text:style-name="T16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45"><text:s/></text:span></text:span><text:span text:style-name="Police_20_par_20_défaut"><text:span text:style-name="T16"><text:s/></text:span></text:span><text:span text:style-name="Police_20_par_20_défaut"><text:span text:style-name="T15">denotes</text:span></text:span><text:span text:style-name="Police_20_par_20_défaut"><text:span text:style-name="T16"> the number of separate categories associated with the items.</text:span></text:span></text:p>
        </text:list-item>
        <text:list-item>
          <text:p text:style-name="P105"><text:span text:style-name="Police_20_par_20_défaut"><text:span text:style-name="T16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6"><text:s/>denotes the number of separate values in the category</text:span></text:span><text:span text:style-name="Police_20_par_20_défaut"><text:span text:style-name="T16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6">.</text:span></text:span></text:p>
        </text:list-item>
        <text:list-item>
          <text:p text:style-name="P107"><text:span text:style-name="Police_20_par_20_défaut"><text:span text:style-name="T43"><text:s/></text:span></text:span><text:span text:style-name="Police_20_par_20_défaut"><text:span text:style-name="T15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43"><text:s/></text:span></text:span><text:span text:style-name="Police_20_par_20_défaut"><text:span text:style-name="T15"><text:s/>denotes the number of nodes.</text:span></text:span></text:p>
        </text:list-item>
        <text:list-item>
          <text:p text:style-name="P107"><text:span text:style-name="Police_20_par_20_défaut"><text:span text:style-name="T46"><text:s/></text:span></text:span><text:span text:style-name="Police_20_par_20_défaut"><text:span text:style-name="T15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46"><text:s/></text:span></text:span><text:span text:style-name="Police_20_par_20_défaut"><text:span text:style-name="T15"><text:s/>denotes the number of patterns.</text:span></text:span></text:p>
        </text:list-item>
        <text:list-item>
          <text:p text:style-name="P107"><text:span text:style-name="Police_20_par_20_défaut"><text:span text:style-name="T46"><text:s/></text:span></text:span><text:span text:style-name="Police_20_par_20_défaut"><text:span text:style-name="T15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46"><text:s/></text:span></text:span><text:span text:style-name="Police_20_par_20_défaut"><text:span text:style-name="T15"><text:s/>denotes the number of years for which transactions exist.</text:span></text:span></text:p>
        </text:list-item>
        <text:list-item>
          <text:p text:style-name="P106"><text:span text:style-name="Police_20_par_20_défaut"><text:span text:style-name="T47"><text:s text:c="2"/></text:span></text:span><text:span text:style-name="Police_20_par_20_défaut"><text:span text:style-name="T16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47"><text:s text:c="2"/></text:span></text:span><text:span text:style-name="Police_20_par_20_défaut"><text:span text:style-name="T16"><text:s/>denotes the number of itemsets.</text:span></text:span></text:p>
        </text:list-item>
        <text:list-item>
          <text:p text:style-name="P106"><text:span text:style-name="Police_20_par_20_défaut"><text:span text:style-name="T47"><text:s text:c="2"/></text:span></text:span><text:span text:style-name="Police_20_par_20_défaut"><text:span text:style-name="T16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47"><text:s text:c="2"/></text:span></text:span><text:span text:style-name="Police_20_par_20_défaut"><text:span text:style-name="T16"><text:s/>denotes public attributes and methods (i.e., exported attributes and methods).</text:span></text:span></text:p>
        </text:list-item>
        <text:list-item>
          <text:p text:style-name="P106"><text:span text:style-name="Police_20_par_20_défaut"><text:span text:style-name="T47"><text:s text:c="2"/></text:span></text:span><text:span text:style-name="Police_20_par_20_défaut"><text:span text:style-name="T16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47"><text:s text:c="2"/></text:span></text:span><text:span text:style-name="Police_20_par_20_défaut"><text:span text:style-name="T16"><text:s/>denotes private attributes and methods (i.e., non-exported attributes and methods).</text:span></text:span></text:p>
        </text:list-item>
      </text:list>
      <text:h text:style-name="P97" text:outline-level="1">Class attributes</text:h>
      <text:p text:style-name="P57"><text:span text:style-name="Police_20_par_20_défaut"><text:span text:style-name="T17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PERSISTENT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DECLINING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EMERGENT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STATUS_LATENT</text:span></text:span><text:span text:style-name="Police_20_par_20_défaut"><text:span text:style-name="T15">: character</text:span></text:span></text:p>
      <text:p text:style-name="P52"/>
      <text:p text:style-name="P57"><text:span text:style-name="Police_20_par_20_défaut"><text:span text:style-name="T17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TRANSACTIONS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PATTERNS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RULES</text:span></text:span><text:span text:style-name="Police_20_par_20_défaut"><text:span text:style-name="T15">: character</text:span></text:span></text:p>
      <text:p text:style-name="P56"/>
      <text:p text:style-name="P57"><text:span text:style-name="Police_20_par_20_défaut"><text:span text:style-name="T17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OR_PATTERN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PATTERNS_OR_RULE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S_PATTERNS_OR_TRANSACTIONS</text:span></text:span><text:span text:style-name="Police_20_par_20_défaut"><text:span text:style-name="T15">: character</text:span></text:span></text:p>
      <text:p text:style-name="P59"><text:span text:style-name="Police_20_par_20_défaut"><text:span text:style-name="T17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ANY_ITEMSETS</text:span></text:span><text:span text:style-name="Police_20_par_20_défaut"><text:span text:style-name="T15">: character</text:span></text:span></text:p>
      <text:p text:style-name="P53"/>
      <text:p text:style-name="P57"><text:span text:style-name="Police_20_par_20_défaut"><text:span text:style-name="T17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NODE_LINKS</text:span></text:span><text:span text:style-name="Police_20_par_20_défaut"><text:span text:style-name="T15">: character</text:span></text:span></text:p>
      <text:p text:style-name="P57"><text:span text:style-name="Police_20_par_20_défaut"><text:span text:style-name="T17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8">PATTERN_LINKS</text:span></text:span><text:span text:style-name="Police_20_par_20_défaut"><text:span text:style-name="T15">: character</text:span></text:span></text:p>
      <text:h text:style-name="P99" text:outline-level="1">Attributes</text:h>
      <text:p text:style-name="P57"><text:span text:style-name="Police_20_par_20_défaut"><text:span text:style-name="T16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transactions</text:span></text:span><text:span text:style-name="Police_20_par_20_défaut"><text:span text:style-name="T15">: TransactionSet</text:span></text:span></text:p>
      <text:p text:style-name="P3"><text:span text:style-name="Police_20_par_20_défaut"><text:span text:style-name="T16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tems</text:span></text:span><text:span text:style-name="Police_20_par_20_défaut"><text:span text:style-name="T15">: named vector(</text:span></text:span><text:span text:style-name="Police_20_par_20_défaut"><text:span text:style-name="T17">character</text:span></text:span><text:span text:style-name="Police_20_par_20_défaut"><text:span text:style-name="T15">) or named vector(numeric)</text:span></text:span></text:p>
      <text:p text:style-name="P3"><text:span text:style-name="Police_20_par_20_défaut"><text:span text:style-name="T16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items_categories</text:span></text:span><text:span text:style-name="Police_20_par_20_défaut"><text:span text:style-name="T15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5"> </text:p>
          </table:table-cell>
          <table:table-cell table:style-name="Tableau2.B1" office:value-type="string">
            <text:p text:style-name="P7">category 1</text:p>
          </table:table-cell>
          <table:table-cell table:style-name="Tableau2.C1" office:value-type="string">
            <text:p text:style-name="P7">category 2</text:p>
          </table:table-cell>
          <table:table-cell table:style-name="Tableau2.D1" office:value-type="string">
            <text:p text:style-name="P7">…</text:p>
          </table:table-cell>
          <table:table-cell table:style-name="Tableau2.E1" office:value-type="string">
            <text:p text:style-name="P4"><text:span text:style-name="Police_20_par_20_défaut"><text:span text:style-name="T13">category</text:span></text:span><text:span text:style-name="Police_20_par_20_défaut"><text:span text:style-name="T13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7">item 1</text:p>
          </table:table-cell>
          <table:table-cell table:style-name="Tableau2.B2" office:value-type="string">
            <text:p text:style-name="P15">factor</text:p>
          </table:table-cell>
          <table:table-cell table:style-name="Tableau2.C2" office:value-type="string">
            <text:p text:style-name="P15">factor</text:p>
          </table:table-cell>
          <table:table-cell table:style-name="Tableau2.D2" office:value-type="string">
            <text:p text:style-name="P15">…</text:p>
          </table:table-cell>
          <table:table-cell table:style-name="Tableau2.E2" office:value-type="string">
            <text:p text:style-name="P15">factor</text:p>
          </table:table-cell>
        </table:table-row>
        <table:table-row table:style-name="Tableau2.1">
          <table:table-cell table:style-name="Tableau2.A3" office:value-type="string">
            <text:p text:style-name="P7">item 2</text:p>
          </table:table-cell>
          <table:table-cell table:style-name="Tableau2.B3" office:value-type="string">
            <text:p text:style-name="P15">factor</text:p>
          </table:table-cell>
          <table:table-cell table:style-name="Tableau2.C3" office:value-type="string">
            <text:p text:style-name="P15">factor</text:p>
          </table:table-cell>
          <table:table-cell table:style-name="Tableau2.D3" office:value-type="string">
            <text:p text:style-name="P15">…</text:p>
          </table:table-cell>
          <table:table-cell table:style-name="Tableau2.E3" office:value-type="string">
            <text:p text:style-name="P15">factor</text:p>
          </table:table-cell>
        </table:table-row>
        <table:table-row table:style-name="Tableau2.1">
          <table:table-cell table:style-name="Tableau2.A4" office:value-type="string">
            <text:p text:style-name="P7">…</text:p>
          </table:table-cell>
          <table:table-cell table:style-name="Tableau2.B4" office:value-type="string">
            <text:p text:style-name="P15">…</text:p>
          </table:table-cell>
          <table:table-cell table:style-name="Tableau2.C4" office:value-type="string">
            <text:p text:style-name="P15">…</text:p>
          </table:table-cell>
          <table:table-cell table:style-name="Tableau2.D4" office:value-type="string">
            <text:p text:style-name="P15">…</text:p>
          </table:table-cell>
          <table:table-cell table:style-name="Tableau2.E4" office:value-type="string">
            <text:p text:style-name="P15">…</text:p>
          </table:table-cell>
        </table:table-row>
        <table:table-row table:style-name="Tableau2.1">
          <table:table-cell table:style-name="Tableau2.A5" office:value-type="string">
            <text:p text:style-name="P4"><text:span text:style-name="Police_20_par_20_défaut"><text:span text:style-name="T13">item</text:span></text:span><text:span text:style-name="Police_20_par_20_défaut"><text:span text:style-name="T13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5">factor</text:p>
          </table:table-cell>
          <table:table-cell table:style-name="Tableau2.C5" office:value-type="string">
            <text:p text:style-name="P15">factor</text:p>
          </table:table-cell>
          <table:table-cell table:style-name="Tableau2.D5" office:value-type="string">
            <text:p text:style-name="P15">…</text:p>
          </table:table-cell>
          <table:table-cell table:style-name="Tableau2.E5" office:value-type="string">
            <text:p text:style-name="P15">factor</text:p>
          </table:table-cell>
        </table:table-row>
      </table:table>
      <text:p text:style-name="P42"/>
      <text:p text:style-name="P3"><text:span text:style-name="Police_20_par_20_défaut"><text:span text:style-name="T16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categories_colors</text:span></text:span><text:span text:style-name="Police_20_par_20_défaut"><text:span text:style-name="T28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204614074192">
          <table:table-cell table:style-name="Tableau3.A1" office:value-type="string">
            <text:p text:style-name="P38">$category1</text:p>
          </table:table-cell>
          <table:table-cell table:style-name="Tableau3.A1" office:value-type="string">
            <text:p text:style-name="P38">$category2</text:p>
          </table:table-cell>
          <table:table-cell table:style-name="Tableau3.A1" office:value-type="string">
            <text:p text:style-name="P39">…</text:p>
          </table:table-cell>
          <table:table-cell table:style-name="Tableau3.A1" office:value-type="string">
            <text:p text:style-name="P38">$categoryC</text:p>
          </table:table-cell>
        </table:table-row>
        <table:table-row table:style-name="TableLine220461406331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7">value 1</text:p>
                </table:table-cell>
                <table:table-cell table:style-name="Tableau4.B1" office:value-type="string">
                  <text:p text:style-name="P15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7">value 2</text:p>
                </table:table-cell>
                <table:table-cell table:style-name="Tableau4.B2" office:value-type="string">
                  <text:p text:style-name="P15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7">…</text:p>
                </table:table-cell>
                <table:table-cell table:style-name="Tableau4.B3" office:value-type="string">
                  <text:p text:style-name="P15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4"><text:span text:style-name="Police_20_par_20_défaut"><text:span text:style-name="T13">value</text:span></text:span><text:span text:style-name="Police_20_par_20_défaut"><text:span text:style-name="T13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5">character</text:p>
                </table:table-cell>
              </table:table-row>
            </table:table>
            <text:p text:style-name="P38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7">value 1</text:p>
                </table:table-cell>
                <table:table-cell table:style-name="Tableau5.B1" office:value-type="string">
                  <text:p text:style-name="P15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7">value 2</text:p>
                </table:table-cell>
                <table:table-cell table:style-name="Tableau5.B2" office:value-type="string">
                  <text:p text:style-name="P15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7">…</text:p>
                </table:table-cell>
                <table:table-cell table:style-name="Tableau5.B3" office:value-type="string">
                  <text:p text:style-name="P15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4"><text:span text:style-name="Police_20_par_20_défaut"><text:span text:style-name="T13">value</text:span></text:span><text:span text:style-name="Police_20_par_20_défaut"><text:span text:style-name="T13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5">character</text:p>
                </table:table-cell>
              </table:table-row>
            </table:table>
            <text:p text:style-name="P38"/>
          </table:table-cell>
          <table:table-cell table:style-name="Tableau3.C2" office:value-type="string">
            <text:p text:style-name="P39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7">value 1</text:p>
                </table:table-cell>
                <table:table-cell table:style-name="Tableau6.B1" office:value-type="string">
                  <text:p text:style-name="P15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7">value 2</text:p>
                </table:table-cell>
                <table:table-cell table:style-name="Tableau6.B2" office:value-type="string">
                  <text:p text:style-name="P15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7">…</text:p>
                </table:table-cell>
                <table:table-cell table:style-name="Tableau6.B3" office:value-type="string">
                  <text:p text:style-name="P15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4"><text:span text:style-name="Police_20_par_20_défaut"><text:span text:style-name="T13">value</text:span></text:span><text:span text:style-name="Police_20_par_20_défaut"><text:span text:style-name="T13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5">character</text:p>
                </table:table-cell>
              </table:table-row>
            </table:table>
            <text:p text:style-name="P38"/>
          </table:table-cell>
        </table:table-row>
      </table:table>
      <text:p text:style-name="P43"/>
      <text:p text:style-name="P3"><text:span text:style-name="Police_20_par_20_défaut"><text:span text:style-name="T16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tatus_colors</text:span></text:span><text:span text:style-name="Police_20_par_20_défaut"><text:span text:style-name="T28">: vector(character)</text:span></text:span></text:p>
      <text:p text:style-name="P3"><text:span text:style-name="Police_20_par_20_défaut"><text:span text:style-name="T16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rameters</text:span></text:span><text:span text:style-name="Police_20_par_20_défaut"><text:span text:style-name="T15">: list(</text:span></text:span><text:span text:style-name="Police_20_par_20_défaut"><text:span text:style-name="T19">target</text:span></text:span><text:span text:style-name="Police_20_par_20_défaut"><text:span text:style-name="T15">: character,</text:span></text:span></text:p>
      <text:p text:style-name="P3"><text:span text:style-name="Police_20_par_20_défaut"><text:span text:style-name="T15"><text:tab/><text:tab/> <text:s text:c="6"/></text:span></text:span><text:span text:style-name="Police_20_par_20_défaut"><text:span text:style-name="T20">min_frequency</text:span></text:span><text:span text:style-name="Police_20_par_20_défaut"><text:span text:style-name="T15">: </text:span></text:span><text:span text:style-name="Police_20_par_20_défaut"><text:span text:style-name="T34">integer</text:span></text:span><text:span text:style-name="Police_20_par_20_défaut"><text:span text:style-name="T15">,</text:span></text:span></text:p>
      <text:p text:style-name="P6"><text:span text:style-name="Police_20_par_20_défaut"><text:span text:style-name="T15"><text:tab/><text:tab/> <text:s text:c="6"/></text:span></text:span><text:span text:style-name="Police_20_par_20_défaut"><text:span text:style-name="T19">min_length</text:span></text:span><text:span text:style-name="Police_20_par_20_défaut"><text:span text:style-name="T15">: </text:span></text:span><text:span text:style-name="Police_20_par_20_défaut"><text:span text:style-name="T34">integer</text:span></text:span><text:span text:style-name="Police_20_par_20_défaut"><text:span text:style-name="T15">,</text:span></text:span></text:p>
      <text:p text:style-name="P3"><text:span text:style-name="Police_20_par_20_défaut"><text:span text:style-name="T15"><text:tab/><text:tab/> <text:s text:c="6"/></text:span></text:span><text:span text:style-name="Police_20_par_20_défaut"><text:span text:style-name="T19">max_length</text:span></text:span><text:span text:style-name="Police_20_par_20_défaut"><text:span text:style-name="T15">: numeric,</text:span></text:span></text:p>
      <text:p text:style-name="P3"><text:span text:style-name="Police_20_par_20_défaut"><text:span text:style-name="T15"><text:tab/><text:tab/> <text:s text:c="6"/></text:span></text:span><text:span text:style-name="Police_20_par_20_défaut"><text:span text:style-name="T19">status_limit</text:span></text:span><text:span text:style-name="Police_20_par_20_défaut"><text:span text:style-name="T15">: numeric)</text:span></text:span></text:p>
      <text:p text:style-name="P44"/>
      <text:p text:style-name="P57"><text:span text:style-name="Police_20_par_20_défaut"><text:span text:style-name="T16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s</text:span></text:span><text:span text:style-name="Police_20_par_20_défaut"><text:span text:style-name="T15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7">node</text:p>
          </table:table-cell>
          <table:table-cell table:style-name="Tableau7.B1" office:value-type="string">
            <text:p text:style-name="P7">length</text:p>
          </table:table-cell>
          <table:table-cell table:style-name="Tableau7.C1" office:value-type="string">
            <text:p text:style-name="P7">frequency</text:p>
          </table:table-cell>
        </table:table-row>
        <table:table-row table:style-name="Tableau7.1">
          <table:table-cell table:style-name="Tableau7.A2" office:value-type="string">
            <text:p text:style-name="P4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7.B2" office:value-type="string">
            <text:p text:style-name="P23">integer</text:p>
          </table:table-cell>
          <table:table-cell table:style-name="Tableau7.C2" office:value-type="string">
            <text:p text:style-name="P34">integer</text:p>
          </table:table-cell>
        </table:table-row>
      </table:table>
      <text:p text:style-name="P46"/>
      <text:p text:style-name="P57"><text:span text:style-name="Police_20_par_20_défaut"><text:span text:style-name="T16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s_per_year</text:span></text:span><text:span text:style-name="Police_20_par_20_défaut"><text:span text:style-name="T15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5"> </text:p>
          </table:table-cell>
          <table:table-cell table:style-name="Tableau8.B1" office:value-type="string">
            <text:p text:style-name="P7">year 1</text:p>
          </table:table-cell>
          <table:table-cell table:style-name="Tableau8.C1" office:value-type="string">
            <text:p text:style-name="P7">year 2</text:p>
          </table:table-cell>
          <table:table-cell table:style-name="Tableau8.D1" office:value-type="string">
            <text:p text:style-name="P7">…</text:p>
          </table:table-cell>
          <table:table-cell table:style-name="Tableau8.E1" office:value-type="string">
            <text:p text:style-name="P4"><text:span text:style-name="Police_20_par_20_défaut"><text:span text:style-name="T13">year</text:span></text:span><text:span text:style-name="Police_20_par_20_défaut"><text:span text:style-name="T13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7">node 1</text:p>
          </table:table-cell>
          <table:table-cell table:style-name="Tableau8.B2" office:value-type="string">
            <text:p text:style-name="P23">integer</text:p>
          </table:table-cell>
          <table:table-cell table:style-name="Tableau8.C2" office:value-type="string">
            <text:p text:style-name="P23">integer</text:p>
          </table:table-cell>
          <table:table-cell table:style-name="Tableau8.D2" office:value-type="string">
            <text:p text:style-name="P15">…</text:p>
          </table:table-cell>
          <table:table-cell table:style-name="Tableau8.E2" office:value-type="string">
            <text:p text:style-name="P23">integer</text:p>
          </table:table-cell>
        </table:table-row>
        <table:table-row table:style-name="Tableau8.1">
          <table:table-cell table:style-name="Tableau8.A3" office:value-type="string">
            <text:p text:style-name="P7">node 2</text:p>
          </table:table-cell>
          <table:table-cell table:style-name="Tableau8.B3" office:value-type="string">
            <text:p text:style-name="P23">integer</text:p>
          </table:table-cell>
          <table:table-cell table:style-name="Tableau8.C3" office:value-type="string">
            <text:p text:style-name="P23">integer</text:p>
          </table:table-cell>
          <table:table-cell table:style-name="Tableau8.D3" office:value-type="string">
            <text:p text:style-name="P15">…</text:p>
          </table:table-cell>
          <table:table-cell table:style-name="Tableau8.E3" office:value-type="string">
            <text:p text:style-name="P23">integer</text:p>
          </table:table-cell>
        </table:table-row>
        <table:table-row table:style-name="Tableau8.1">
          <table:table-cell table:style-name="Tableau8.A4" office:value-type="string">
            <text:p text:style-name="P7">…</text:p>
          </table:table-cell>
          <table:table-cell table:style-name="Tableau8.B4" office:value-type="string">
            <text:p text:style-name="P15">…</text:p>
          </table:table-cell>
          <table:table-cell table:style-name="Tableau8.C4" office:value-type="string">
            <text:p text:style-name="P15">…</text:p>
          </table:table-cell>
          <table:table-cell table:style-name="Tableau8.D4" office:value-type="string">
            <text:p text:style-name="P15">…</text:p>
          </table:table-cell>
          <table:table-cell table:style-name="Tableau8.E4" office:value-type="string">
            <text:p text:style-name="P15">…</text:p>
          </table:table-cell>
        </table:table-row>
        <table:table-row table:style-name="Tableau8.1">
          <table:table-cell table:style-name="Tableau8.A5" office:value-type="string">
            <text:p text:style-name="P4"><text:span text:style-name="Police_20_par_20_défaut"><text:span text:style-name="T13">node</text:span></text:span><text:span text:style-name="Police_20_par_20_défaut"><text:span text:style-name="T13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3">integer</text:p>
          </table:table-cell>
          <table:table-cell table:style-name="Tableau8.C5" office:value-type="string">
            <text:p text:style-name="P23">integer</text:p>
          </table:table-cell>
          <table:table-cell table:style-name="Tableau8.D5" office:value-type="string">
            <text:p text:style-name="P15">…</text:p>
          </table:table-cell>
          <table:table-cell table:style-name="Tableau8.E5" office:value-type="string">
            <text:p text:style-name="P23">integer</text:p>
          </table:table-cell>
        </table:table-row>
      </table:table>
      <text:p text:style-name="P52"/>
      <text:p text:style-name="P57"><text:span text:style-name="Police_20_par_20_défaut"><text:span text:style-name="T16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_links</text:span></text:span><text:span text:style-name="Police_20_par_20_défaut"><text:span text:style-name="T15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5"> </text:p>
          </table:table-cell>
          <table:table-cell table:style-name="Tableau9.B1" office:value-type="string">
            <text:p text:style-name="P7">node 1</text:p>
          </table:table-cell>
          <table:table-cell table:style-name="Tableau9.C1" office:value-type="string">
            <text:p text:style-name="P7">node 2</text:p>
          </table:table-cell>
          <table:table-cell table:style-name="Tableau9.D1" office:value-type="string">
            <text:p text:style-name="P7">…</text:p>
          </table:table-cell>
          <table:table-cell table:style-name="Tableau9.E1" office:value-type="string">
            <text:p text:style-name="P4"><text:span text:style-name="Police_20_par_20_défaut"><text:span text:style-name="T13">node</text:span></text:span><text:span text:style-name="Police_20_par_20_défaut"><text:span text:style-name="T13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7">node 1</text:p>
          </table:table-cell>
          <table:table-cell table:style-name="Tableau9.B2" office:value-type="string">
            <text:p text:style-name="P23">integer</text:p>
          </table:table-cell>
          <table:table-cell table:style-name="Tableau9.C2" office:value-type="string">
            <text:p text:style-name="P23">integer</text:p>
          </table:table-cell>
          <table:table-cell table:style-name="Tableau9.D2" office:value-type="string">
            <text:p text:style-name="P15">…</text:p>
          </table:table-cell>
          <table:table-cell table:style-name="Tableau9.E2" office:value-type="string">
            <text:p text:style-name="P23">integer</text:p>
          </table:table-cell>
        </table:table-row>
        <table:table-row table:style-name="Tableau9.1">
          <table:table-cell table:style-name="Tableau9.A3" office:value-type="string">
            <text:p text:style-name="P7">node 2</text:p>
          </table:table-cell>
          <table:table-cell table:style-name="Tableau9.B3" office:value-type="string">
            <text:p text:style-name="P23">integer</text:p>
          </table:table-cell>
          <table:table-cell table:style-name="Tableau9.C3" office:value-type="string">
            <text:p text:style-name="P23">integer</text:p>
          </table:table-cell>
          <table:table-cell table:style-name="Tableau9.D3" office:value-type="string">
            <text:p text:style-name="P15">…</text:p>
          </table:table-cell>
          <table:table-cell table:style-name="Tableau9.E3" office:value-type="string">
            <text:p text:style-name="P23">integer</text:p>
          </table:table-cell>
        </table:table-row>
        <table:table-row table:style-name="Tableau9.1">
          <table:table-cell table:style-name="Tableau9.A4" office:value-type="string">
            <text:p text:style-name="P7">…</text:p>
          </table:table-cell>
          <table:table-cell table:style-name="Tableau9.B4" office:value-type="string">
            <text:p text:style-name="P15">…</text:p>
          </table:table-cell>
          <table:table-cell table:style-name="Tableau9.C4" office:value-type="string">
            <text:p text:style-name="P15">…</text:p>
          </table:table-cell>
          <table:table-cell table:style-name="Tableau9.D4" office:value-type="string">
            <text:p text:style-name="P15">…</text:p>
          </table:table-cell>
          <table:table-cell table:style-name="Tableau9.E4" office:value-type="string">
            <text:p text:style-name="P15">…</text:p>
          </table:table-cell>
        </table:table-row>
        <table:table-row table:style-name="Tableau9.1">
          <table:table-cell table:style-name="Tableau9.A5" office:value-type="string">
            <text:p text:style-name="P4"><text:span text:style-name="Police_20_par_20_défaut"><text:span text:style-name="T13">node</text:span></text:span><text:span text:style-name="Police_20_par_20_défaut"><text:span text:style-name="T13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3">integer</text:p>
          </table:table-cell>
          <table:table-cell table:style-name="Tableau9.C5" office:value-type="string">
            <text:p text:style-name="P23">integer</text:p>
          </table:table-cell>
          <table:table-cell table:style-name="Tableau9.D5" office:value-type="string">
            <text:p text:style-name="P15">…</text:p>
          </table:table-cell>
          <table:table-cell table:style-name="Tableau9.E5" office:value-type="string">
            <text:p text:style-name="P23">integer</text:p>
          </table:table-cell>
        </table:table-row>
      </table:table>
      <text:p text:style-name="P52"/>
      <text:p text:style-name="P52"/>
      <text:p text:style-name="P57"><text:soft-page-break/><text:span text:style-name="Police_20_par_20_défaut"><text:span text:style-name="T16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ode_links</text:span></text:span><text:span text:style-name="Police_20_par_20_défaut"><text:span text:style-name="T15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7">endpoint.1</text:p>
          </table:table-cell>
          <table:table-cell table:style-name="Tableau10.B1" office:value-type="string">
            <text:p text:style-name="P7">endpoint.2</text:p>
          </table:table-cell>
          <table:table-cell table:style-name="Tableau10.C1" office:value-type="string">
            <text:p text:style-name="P7">items</text:p>
          </table:table-cell>
          <table:table-cell table:style-name="Tableau10.D1" office:value-type="string">
            <text:p text:style-name="P7">weight</text:p>
          </table:table-cell>
        </table:table-row>
        <table:table-row table:style-name="Tableau10.1">
          <table:table-cell table:style-name="Tableau10.A2" office:value-type="string">
            <text:p text:style-name="P24">integer</text:p>
          </table:table-cell>
          <table:table-cell table:style-name="Tableau10.B2" office:value-type="string">
            <text:p text:style-name="P24">integer</text:p>
          </table:table-cell>
          <table:table-cell table:style-name="Tableau10.C2" office:value-type="string">
            <text:p text:style-name="P15">character</text:p>
          </table:table-cell>
          <table:table-cell table:style-name="Tableau10.D2" office:value-type="string">
            <text:p text:style-name="P24">integer</text:p>
          </table:table-cell>
        </table:table-row>
      </table:table>
      <text:p text:style-name="P68"/>
      <text:p text:style-name="P57"><text:span text:style-name="Police_20_par_20_défaut"><text:span text:style-name="T16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n</text:span></text:span><text:span text:style-name="Police_20_par_20_défaut"><text:span text:style-name="T19">odes_patterns</text:span></text:span><text:span text:style-name="Police_20_par_20_défaut"><text:span text:style-name="T15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5"> </text:p>
          </table:table-cell>
          <table:table-cell table:style-name="Tableau11.B1" office:value-type="string">
            <text:p text:style-name="P7">pattern 1</text:p>
          </table:table-cell>
          <table:table-cell table:style-name="Tableau11.C1" office:value-type="string">
            <text:p text:style-name="P7">pattern 2</text:p>
          </table:table-cell>
          <table:table-cell table:style-name="Tableau11.D1" office:value-type="string">
            <text:p text:style-name="P7">…</text:p>
          </table:table-cell>
          <table:table-cell table:style-name="Tableau11.E1" office:value-type="string">
            <text:p text:style-name="P4"><text:span text:style-name="Police_20_par_20_défaut"><text:span text:style-name="T13">pattern</text:span></text:span><text:span text:style-name="Police_20_par_20_défaut"><text:span text:style-name="T13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7">node 1</text:p>
          </table:table-cell>
          <table:table-cell table:style-name="Tableau11.B2" office:value-type="string">
            <text:p text:style-name="P15">logical</text:p>
          </table:table-cell>
          <table:table-cell table:style-name="Tableau11.C2" office:value-type="string">
            <text:p text:style-name="P15">logical</text:p>
          </table:table-cell>
          <table:table-cell table:style-name="Tableau11.D2" office:value-type="string">
            <text:p text:style-name="P15">…</text:p>
          </table:table-cell>
          <table:table-cell table:style-name="Tableau11.E2" office:value-type="string">
            <text:p text:style-name="P15">logical</text:p>
          </table:table-cell>
        </table:table-row>
        <table:table-row table:style-name="Tableau11.1">
          <table:table-cell table:style-name="Tableau11.A3" office:value-type="string">
            <text:p text:style-name="P7">node 2</text:p>
          </table:table-cell>
          <table:table-cell table:style-name="Tableau11.B3" office:value-type="string">
            <text:p text:style-name="P15">logical</text:p>
          </table:table-cell>
          <table:table-cell table:style-name="Tableau11.C3" office:value-type="string">
            <text:p text:style-name="P15">logical</text:p>
          </table:table-cell>
          <table:table-cell table:style-name="Tableau11.D3" office:value-type="string">
            <text:p text:style-name="P15">…</text:p>
          </table:table-cell>
          <table:table-cell table:style-name="Tableau11.E3" office:value-type="string">
            <text:p text:style-name="P15">logical</text:p>
          </table:table-cell>
        </table:table-row>
        <table:table-row table:style-name="Tableau11.1">
          <table:table-cell table:style-name="Tableau11.A4" office:value-type="string">
            <text:p text:style-name="P7">…</text:p>
          </table:table-cell>
          <table:table-cell table:style-name="Tableau11.B4" office:value-type="string">
            <text:p text:style-name="P15">…</text:p>
          </table:table-cell>
          <table:table-cell table:style-name="Tableau11.C4" office:value-type="string">
            <text:p text:style-name="P15">…</text:p>
          </table:table-cell>
          <table:table-cell table:style-name="Tableau11.D4" office:value-type="string">
            <text:p text:style-name="P15">…</text:p>
          </table:table-cell>
          <table:table-cell table:style-name="Tableau11.E4" office:value-type="string">
            <text:p text:style-name="P15">…</text:p>
          </table:table-cell>
        </table:table-row>
        <table:table-row table:style-name="Tableau11.1">
          <table:table-cell table:style-name="Tableau11.A5" office:value-type="string">
            <text:p text:style-name="P4"><text:span text:style-name="Police_20_par_20_défaut"><text:span text:style-name="T13">node</text:span></text:span><text:span text:style-name="Police_20_par_20_défaut"><text:span text:style-name="T13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5">logical</text:p>
          </table:table-cell>
          <table:table-cell table:style-name="Tableau11.C5" office:value-type="string">
            <text:p text:style-name="P15">logical</text:p>
          </table:table-cell>
          <table:table-cell table:style-name="Tableau11.D5" office:value-type="string">
            <text:p text:style-name="P15">…</text:p>
          </table:table-cell>
          <table:table-cell table:style-name="Tableau11.E5" office:value-type="string">
            <text:p text:style-name="P15">logical</text:p>
          </table:table-cell>
        </table:table-row>
      </table:table>
      <text:p text:style-name="P50"/>
      <text:p text:style-name="P57"><text:span text:style-name="Police_20_par_20_défaut"><text:span text:style-name="T16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s</text:span></text:span><text:span text:style-name="Police_20_par_20_défaut"><text:span text:style-name="T15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7">pattern</text:p>
          </table:table-cell>
          <table:table-cell table:style-name="Tableau12.B1" office:value-type="string">
            <text:p text:style-name="P7">year</text:p>
          </table:table-cell>
          <table:table-cell table:style-name="Tableau12.C1" office:value-type="string">
            <text:p text:style-name="P7">length</text:p>
          </table:table-cell>
          <table:table-cell table:style-name="Tableau12.D1" office:value-type="string">
            <text:p text:style-name="P10">support</text:p>
          </table:table-cell>
          <table:table-cell table:style-name="Tableau12.E1" office:value-type="string">
            <text:p text:style-name="P7">frequency</text:p>
          </table:table-cell>
          <table:table-cell table:style-name="Tableau12.F1" office:value-type="string">
            <text:p text:style-name="P7">weight</text:p>
          </table:table-cell>
          <table:table-cell table:style-name="Tableau12.G1" office:value-type="string">
            <text:p text:style-name="P7">specificity</text:p>
          </table:table-cell>
          <table:table-cell table:style-name="Tableau12.H1" office:value-type="string">
            <text:p text:style-name="P7">status</text:p>
          </table:table-cell>
        </table:table-row>
        <table:table-row table:style-name="Tableau12.1">
          <table:table-cell table:style-name="Tableau12.A2" office:value-type="string">
            <text:p text:style-name="P4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12.B2" office:value-type="string">
            <text:p text:style-name="P34">integer</text:p>
          </table:table-cell>
          <table:table-cell table:style-name="Tableau12.C2" office:value-type="string">
            <text:p text:style-name="P25">integer</text:p>
          </table:table-cell>
          <table:table-cell table:style-name="Tableau12.D2" office:value-type="string">
            <text:p text:style-name="P19">numeric</text:p>
          </table:table-cell>
          <table:table-cell table:style-name="Tableau12.E2" office:value-type="string">
            <text:p text:style-name="P25">integer</text:p>
          </table:table-cell>
          <table:table-cell table:style-name="Tableau12.F2" office:value-type="string">
            <text:p text:style-name="P25">integer</text:p>
          </table:table-cell>
          <table:table-cell table:style-name="Tableau12.G2" office:value-type="string">
            <text:p text:style-name="P15">numeric</text:p>
          </table:table-cell>
          <table:table-cell table:style-name="Tableau12.H2" office:value-type="string">
            <text:p text:style-name="P15">character</text:p>
          </table:table-cell>
        </table:table-row>
      </table:table>
      <text:p text:style-name="P50"/>
      <text:p text:style-name="P57"><text:span text:style-name="Police_20_par_20_défaut"><text:span text:style-name="T16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s_per_year</text:span></text:span><text:span text:style-name="Police_20_par_20_défaut"><text:span text:style-name="T15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5"> </text:p>
          </table:table-cell>
          <table:table-cell table:style-name="Tableau13.B1" office:value-type="string">
            <text:p text:style-name="P7">year 1</text:p>
          </table:table-cell>
          <table:table-cell table:style-name="Tableau13.C1" office:value-type="string">
            <text:p text:style-name="P7">year 2</text:p>
          </table:table-cell>
          <table:table-cell table:style-name="Tableau13.D1" office:value-type="string">
            <text:p text:style-name="P7">…</text:p>
          </table:table-cell>
          <table:table-cell table:style-name="Tableau13.E1" office:value-type="string">
            <text:p text:style-name="P4"><text:span text:style-name="Police_20_par_20_défaut"><text:span text:style-name="T13">year</text:span></text:span><text:span text:style-name="Police_20_par_20_défaut"><text:span text:style-name="T13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7">pattern 1</text:p>
          </table:table-cell>
          <table:table-cell table:style-name="Tableau13.B2" office:value-type="string">
            <text:p text:style-name="P25">integer</text:p>
          </table:table-cell>
          <table:table-cell table:style-name="Tableau13.C2" office:value-type="string">
            <text:p text:style-name="P25">integer</text:p>
          </table:table-cell>
          <table:table-cell table:style-name="Tableau13.D2" office:value-type="string">
            <text:p text:style-name="P15">…</text:p>
          </table:table-cell>
          <table:table-cell table:style-name="Tableau13.E2" office:value-type="string">
            <text:p text:style-name="P25">integer</text:p>
          </table:table-cell>
        </table:table-row>
        <table:table-row table:style-name="Tableau13.1">
          <table:table-cell table:style-name="Tableau13.A3" office:value-type="string">
            <text:p text:style-name="P7">pattern 2</text:p>
          </table:table-cell>
          <table:table-cell table:style-name="Tableau13.B3" office:value-type="string">
            <text:p text:style-name="P25">integer</text:p>
          </table:table-cell>
          <table:table-cell table:style-name="Tableau13.C3" office:value-type="string">
            <text:p text:style-name="P25">integer</text:p>
          </table:table-cell>
          <table:table-cell table:style-name="Tableau13.D3" office:value-type="string">
            <text:p text:style-name="P15">…</text:p>
          </table:table-cell>
          <table:table-cell table:style-name="Tableau13.E3" office:value-type="string">
            <text:p text:style-name="P25">integer</text:p>
          </table:table-cell>
        </table:table-row>
        <table:table-row table:style-name="Tableau13.1">
          <table:table-cell table:style-name="Tableau13.A4" office:value-type="string">
            <text:p text:style-name="P7">…</text:p>
          </table:table-cell>
          <table:table-cell table:style-name="Tableau13.B4" office:value-type="string">
            <text:p text:style-name="P15">…</text:p>
          </table:table-cell>
          <table:table-cell table:style-name="Tableau13.C4" office:value-type="string">
            <text:p text:style-name="P15">…</text:p>
          </table:table-cell>
          <table:table-cell table:style-name="Tableau13.D4" office:value-type="string">
            <text:p text:style-name="P15">…</text:p>
          </table:table-cell>
          <table:table-cell table:style-name="Tableau13.E4" office:value-type="string">
            <text:p text:style-name="P15">…</text:p>
          </table:table-cell>
        </table:table-row>
        <table:table-row table:style-name="Tableau13.1">
          <table:table-cell table:style-name="Tableau13.A5" office:value-type="string">
            <text:p text:style-name="P4"><text:span text:style-name="Police_20_par_20_défaut"><text:span text:style-name="T14">p</text:span></text:span><text:span text:style-name="Police_20_par_20_défaut"><text:span text:style-name="T13">attern</text:span></text:span><text:span text:style-name="Police_20_par_20_défaut"><text:span text:style-name="T13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5">integer</text:p>
          </table:table-cell>
          <table:table-cell table:style-name="Tableau13.C5" office:value-type="string">
            <text:p text:style-name="P25">integer</text:p>
          </table:table-cell>
          <table:table-cell table:style-name="Tableau13.D5" office:value-type="string">
            <text:p text:style-name="P15">…</text:p>
          </table:table-cell>
          <table:table-cell table:style-name="Tableau13.E5" office:value-type="string">
            <text:p text:style-name="P25">integer</text:p>
          </table:table-cell>
        </table:table-row>
      </table:table>
      <text:p text:style-name="P69"/>
      <text:p text:style-name="P57"><text:span text:style-name="Police_20_par_20_défaut"><text:span text:style-name="T16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_links</text:span></text:span><text:span text:style-name="Police_20_par_20_défaut"><text:span text:style-name="T15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5"> </text:p>
          </table:table-cell>
          <table:table-cell table:style-name="Tableau14.B1" office:value-type="string">
            <text:p text:style-name="P7">pattern 1</text:p>
          </table:table-cell>
          <table:table-cell table:style-name="Tableau14.C1" office:value-type="string">
            <text:p text:style-name="P7">pattern 2</text:p>
          </table:table-cell>
          <table:table-cell table:style-name="Tableau14.D1" office:value-type="string">
            <text:p text:style-name="P7">…</text:p>
          </table:table-cell>
          <table:table-cell table:style-name="Tableau14.E1" office:value-type="string">
            <text:p text:style-name="P4"><text:span text:style-name="Police_20_par_20_défaut"><text:span text:style-name="T13">pattern</text:span></text:span><text:span text:style-name="Police_20_par_20_défaut"><text:span text:style-name="T13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7">pattern 1</text:p>
          </table:table-cell>
          <table:table-cell table:style-name="Tableau14.B2" office:value-type="string">
            <text:p text:style-name="P25">integer</text:p>
          </table:table-cell>
          <table:table-cell table:style-name="Tableau14.C2" office:value-type="string">
            <text:p text:style-name="P25">integer</text:p>
          </table:table-cell>
          <table:table-cell table:style-name="Tableau14.D2" office:value-type="string">
            <text:p text:style-name="P15">…</text:p>
          </table:table-cell>
          <table:table-cell table:style-name="Tableau14.E2" office:value-type="string">
            <text:p text:style-name="P25">integer</text:p>
          </table:table-cell>
        </table:table-row>
        <table:table-row table:style-name="Tableau14.1">
          <table:table-cell table:style-name="Tableau14.A3" office:value-type="string">
            <text:p text:style-name="P7">pattern 2</text:p>
          </table:table-cell>
          <table:table-cell table:style-name="Tableau14.B3" office:value-type="string">
            <text:p text:style-name="P25">integer</text:p>
          </table:table-cell>
          <table:table-cell table:style-name="Tableau14.C3" office:value-type="string">
            <text:p text:style-name="P25">integer</text:p>
          </table:table-cell>
          <table:table-cell table:style-name="Tableau14.D3" office:value-type="string">
            <text:p text:style-name="P15">…</text:p>
          </table:table-cell>
          <table:table-cell table:style-name="Tableau14.E3" office:value-type="string">
            <text:p text:style-name="P25">integer</text:p>
          </table:table-cell>
        </table:table-row>
        <table:table-row table:style-name="Tableau14.1">
          <table:table-cell table:style-name="Tableau14.A4" office:value-type="string">
            <text:p text:style-name="P7">…</text:p>
          </table:table-cell>
          <table:table-cell table:style-name="Tableau14.B4" office:value-type="string">
            <text:p text:style-name="P15">…</text:p>
          </table:table-cell>
          <table:table-cell table:style-name="Tableau14.C4" office:value-type="string">
            <text:p text:style-name="P15">…</text:p>
          </table:table-cell>
          <table:table-cell table:style-name="Tableau14.D4" office:value-type="string">
            <text:p text:style-name="P15">…</text:p>
          </table:table-cell>
          <table:table-cell table:style-name="Tableau14.E4" office:value-type="string">
            <text:p text:style-name="P15">…</text:p>
          </table:table-cell>
        </table:table-row>
        <table:table-row table:style-name="Tableau14.1">
          <table:table-cell table:style-name="Tableau14.A5" office:value-type="string">
            <text:p text:style-name="P4"><text:span text:style-name="Police_20_par_20_défaut"><text:span text:style-name="T13">pattern</text:span></text:span><text:span text:style-name="Police_20_par_20_défaut"><text:span text:style-name="T13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5">integer</text:p>
          </table:table-cell>
          <table:table-cell table:style-name="Tableau14.C5" office:value-type="string">
            <text:p text:style-name="P25">integer</text:p>
          </table:table-cell>
          <table:table-cell table:style-name="Tableau14.D5" office:value-type="string">
            <text:p text:style-name="P15">…</text:p>
          </table:table-cell>
          <table:table-cell table:style-name="Tableau14.E5" office:value-type="string">
            <text:p text:style-name="P25">integer</text:p>
          </table:table-cell>
        </table:table-row>
      </table:table>
      <text:p text:style-name="P52"/>
      <text:p text:style-name="P57"><text:span text:style-name="Police_20_par_20_défaut"><text:span text:style-name="T16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pattern_links</text:span></text:span><text:span text:style-name="Police_20_par_20_défaut"><text:span text:style-name="T15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7">endpoint.1</text:p>
          </table:table-cell>
          <table:table-cell table:style-name="Tableau15.B1" office:value-type="string">
            <text:p text:style-name="P7">endpoint.2</text:p>
          </table:table-cell>
          <table:table-cell table:style-name="Tableau15.C1" office:value-type="string">
            <text:p text:style-name="P7">items</text:p>
          </table:table-cell>
          <table:table-cell table:style-name="Tableau15.D1" office:value-type="string">
            <text:p text:style-name="P7">weight</text:p>
          </table:table-cell>
          <table:table-cell table:style-name="Tableau15.E1" office:value-type="string">
            <text:p text:style-name="P7">year</text:p>
          </table:table-cell>
        </table:table-row>
        <table:table-row table:style-name="Tableau15.1">
          <table:table-cell table:style-name="Tableau15.A2" office:value-type="string">
            <text:p text:style-name="P25">integer</text:p>
          </table:table-cell>
          <table:table-cell table:style-name="Tableau15.B2" office:value-type="string">
            <text:p text:style-name="P25">integer</text:p>
          </table:table-cell>
          <table:table-cell table:style-name="Tableau15.C2" office:value-type="string">
            <text:p text:style-name="P15">character</text:p>
          </table:table-cell>
          <table:table-cell table:style-name="Tableau15.D2" office:value-type="string">
            <text:p text:style-name="P25">integer</text:p>
          </table:table-cell>
          <table:table-cell table:style-name="Tableau15.E2" office:value-type="string">
            <text:p text:style-name="P25">integer</text:p>
          </table:table-cell>
        </table:table-row>
      </table:table>
      <text:h text:style-name="P98" text:outline-level="1">Constructor</text:h>
      <text:p text:style-name="P64"><text:span text:style-name="Police_20_par_20_défaut"><text:span text:style-name="T16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transaction.analyzer(transactions</text:span></text:span><text:span text:style-name="Police_20_par_20_défaut"><text:span text:style-name="T15">: </text:span></text:span><text:span text:style-name="Police_20_par_20_défaut"><text:span text:style-name="T32">TransactionSet</text:span></text:span><text:span text:style-name="Police_20_par_20_défaut"><text:span text:style-name="T15">,</text:span></text:span><text:span text:style-name="Police_20_par_20_défaut"><text:span text:style-name="T19"> items</text:span></text:span><text:span text:style-name="Police_20_par_20_défaut"><text:span text:style-name="T15">: see data.frame below,</text:span></text:span></text:p>
      <text:p text:style-name="P77"><text:span text:style-name="Police_20_par_20_défaut"><text:span text:style-name="T15"><text:s text:c="2"/></text:span></text:span><text:span text:style-name="Police_20_par_20_défaut"><text:span text:style-name="T19">target</text:span></text:span><text:span text:style-name="Police_20_par_20_défaut"><text:span text:style-name="T15">: character, </text:span></text:span><text:span text:style-name="Police_20_par_20_défaut"><text:span text:style-name="T20">min_frequency</text:span></text:span><text:span text:style-name="Police_20_par_20_défaut"><text:span text:style-name="T15">: numeric, </text:span></text:span><text:span text:style-name="Police_20_par_20_défaut"><text:span text:style-name="T19">min_length</text:span></text:span><text:span text:style-name="Police_20_par_20_défaut"><text:span text:style-name="T15">: numeric,</text:span></text:span></text:p>
      <text:p text:style-name="P75"><text:span text:style-name="Police_20_par_20_défaut"><text:span text:style-name="T19"><text:s text:c="2"/>max_length</text:span></text:span><text:span text:style-name="Police_20_par_20_défaut"><text:span text:style-name="T15">: numeric, </text:span></text:span><text:span text:style-name="Police_20_par_20_défaut"><text:span text:style-name="T19">status_limit</text:span></text:span><text:span text:style-name="Police_20_par_20_défaut"><text:span text:style-name="T15">: numeric, </text:span></text:span><text:span text:style-name="Police_20_par_20_défaut"><text:span text:style-name="T20">init</text:span></text:span><text:span text:style-name="Police_20_par_20_défaut"><text:span text:style-name="T15">: logical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28">:</text:span></text:span></text:p>
      <text:p text:style-name="P75"><text:span text:style-name="Police_20_par_20_défaut"><text:span text:style-name="T19"><text:s text:c="2"/></text:span></text:span><text:span text:style-name="Police_20_par_20_défaut"><text:span text:style-name="T28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7">item</text:p>
          </table:table-cell>
          <table:table-cell table:style-name="Tableau16.B1" office:value-type="string">
            <text:p text:style-name="P7">name</text:p>
          </table:table-cell>
          <table:table-cell table:style-name="Tableau16.C1" office:value-type="string">
            <text:p text:style-name="P7">category 1</text:p>
          </table:table-cell>
          <table:table-cell table:style-name="Tableau16.D1" office:value-type="string">
            <text:p text:style-name="P7">category 2</text:p>
          </table:table-cell>
          <table:table-cell table:style-name="Tableau16.E1" office:value-type="string">
            <text:p text:style-name="P7">…</text:p>
          </table:table-cell>
          <table:table-cell table:style-name="Tableau16.F1" office:value-type="string">
            <text:p text:style-name="P4"><text:span text:style-name="Police_20_par_20_défaut"><text:span text:style-name="T13">category</text:span></text:span><text:span text:style-name="Police_20_par_20_défaut"><text:span text:style-name="T13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4"><text:span text:style-name="Police_20_par_20_défaut"><text:span text:style-name="T17">character</text:span></text:span></text:p>
          </table:table-cell>
          <table:table-cell table:style-name="Tableau16.B2" office:value-type="string">
            <text:p text:style-name="P15">character</text:p>
          </table:table-cell>
          <table:table-cell table:style-name="Tableau16.C2" office:value-type="string">
            <text:p text:style-name="P15">factor</text:p>
          </table:table-cell>
          <table:table-cell table:style-name="Tableau16.D2" office:value-type="string">
            <text:p text:style-name="P15">factor</text:p>
          </table:table-cell>
          <table:table-cell table:style-name="Tableau16.E2" office:value-type="string">
            <text:p text:style-name="P15">…</text:p>
          </table:table-cell>
          <table:table-cell table:style-name="Tableau16.F2" office:value-type="string">
            <text:p text:style-name="P15">factor</text:p>
          </table:table-cell>
        </table:table-row>
      </table:table>
      <text:p text:style-name="Standard"/>
      <text:h text:style-name="P100" text:outline-level="1">Methods</text:h>
      <text:p text:style-name="P57"><text:span text:style-name="Police_20_par_20_défaut"><text:span text:style-name="T16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reset(object</text:span></text:span><text:span text:style-name="Police_20_par_20_défaut"><text:span text:style-name="T15">: TransactionAnalyzer, </text:span></text:span><text:span text:style-name="Police_20_par_20_défaut"><text:span text:style-name="T20">from</text:span></text:span><text:span text:style-name="Police_20_par_20_défaut"><text:span text:style-name="T15">: numeric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20">)</text:span></text:span></text:p>
      <text:p text:style-name="P52"/>
      <text:p text:style-name="P57"><text:span text:style-name="Police_20_par_20_défaut"><text:span text:style-name="T16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nit(part</text:span></text:span><text:span text:style-name="Police_20_par_20_défaut"><text:span text:style-name="T15">: character, </text:span></text:span><text:span text:style-name="Police_20_par_20_défaut"><text:span text:style-name="T20">verbose</text:span></text:span><text:span text:style-name="Police_20_par_20_défaut"><text:span text:style-name="T15">: logical</text:span></text:span><text:span text:style-name="Police_20_par_20_défaut"><text:span text:style-name="T20">): </text:span></text:span><text:span text:style-name="Police_20_par_20_défaut"><text:span text:style-name="T15">itemsets (class object from arules</text:span></text:span><text:span text:style-name="Police_20_par_20_défaut"><text:span text:style-name="T19"> </text:span></text:span><text:span text:style-name="Police_20_par_20_défaut"><text:span text:style-name="T15">package) or NULL</text:span></text:span></text:p>
      <text:p text:style-name="P57"><text:span text:style-name="Police_20_par_20_défaut"><text:span text:style-name="T17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nodes(verbose</text:span></text:span><text:span text:style-name="T15">: logical</text:span><text:span text:style-name="Police_20_par_20_défaut"><text:span text:style-name="T20">)</text:span></text:span></text:p>
      <text:p text:style-name="P57"><text:span text:style-name="Police_20_par_20_défaut"><text:span text:style-name="T17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node_links(verbose</text:span></text:span><text:span text:style-name="T15">: logical</text:span><text:span text:style-name="Police_20_par_20_défaut"><text:span text:style-name="T20">)</text:span></text:span></text:p>
      <text:p text:style-name="P57"><text:span text:style-name="Police_20_par_20_défaut"><text:span text:style-name="T17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patterns(verbose</text:span></text:span><text:span text:style-name="Police_20_par_20_défaut"><text:span text:style-name="T15">: logical</text:span></text:span><text:span text:style-name="Police_20_par_20_défaut"><text:span text:style-name="T20">): </text:span></text:span><text:span text:style-name="Police_20_par_20_défaut"><text:span text:style-name="T15">itemsets (class object from arules</text:span></text:span><text:span text:style-name="Police_20_par_20_défaut"><text:span text:style-name="T19"> </text:span></text:span><text:span text:style-name="Police_20_par_20_défaut"><text:span text:style-name="T15">package) or NULL</text:span></text:span></text:p>
      <text:p text:style-name="P57"><text:span text:style-name="Police_20_par_20_défaut"><text:span text:style-name="T17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nit_pattern_links(verbose</text:span></text:span><text:span text:style-name="Police_20_par_20_défaut"><text:span text:style-name="T15">: logical</text:span></text:span><text:span text:style-name="Police_20_par_20_défaut"><text:span text:style-name="T20">)</text:span></text:span></text:p>
      <text:p text:style-name="P52"/>
      <text:p text:style-name="P57"><text:span text:style-name="Police_20_par_20_défaut"><text:span text:style-name="T16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s_init(part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logical or vector(logical)</text:span></text:span></text:p>
      <text:p text:style-name="P57"><text:span text:style-name="Police_20_par_20_défaut"><text:span text:style-name="T17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nodes()</text:span></text:span><text:span text:style-name="Police_20_par_20_défaut"><text:span text:style-name="T15">: logical</text:span></text:span></text:p>
      <text:p text:style-name="P57"><text:span text:style-name="Police_20_par_20_défaut"><text:span text:style-name="T17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node_links()</text:span></text:span><text:span text:style-name="Police_20_par_20_défaut"><text:span text:style-name="T15">: logical</text:span></text:span></text:p>
      <text:p text:style-name="P57"><text:span text:style-name="Police_20_par_20_défaut"><text:span text:style-name="T17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patterns()</text:span></text:span><text:span text:style-name="Police_20_par_20_défaut"><text:span text:style-name="T15">: logical</text:span></text:span></text:p>
      <text:p text:style-name="P57"><text:span text:style-name="Police_20_par_20_défaut"><text:span text:style-name="T17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is_init_pattern_links()</text:span></text:span><text:span text:style-name="Police_20_par_20_défaut"><text:span text:style-name="T15">: logical</text:span></text:span></text:p>
      <text:p text:style-name="P57"><text:span text:style-name="Police_20_par_20_défaut"><text:span text:style-name="T17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check_init(part</text:span></text:span><text:span text:style-name="Police_20_par_20_défaut"><text:span text:style-name="T15">: character or vector(character), </text:span></text:span><text:span text:style-name="Police_20_par_20_défaut"><text:span text:style-name="T20">stop</text:span></text:span><text:span text:style-name="Police_20_par_20_défaut"><text:span text:style-name="T15">: logical, </text:span></text:span><text:span text:style-name="Police_20_par_20_défaut"><text:span text:style-name="T20">prefix</text:span></text:span><text:span text:style-name="Police_20_par_20_défaut"><text:span text:style-name="T15">: character, </text:span></text:span><text:span text:style-name="Police_20_par_20_défaut"><text:span text:style-name="T20">suffix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3"><text:span text:style-name="Police_20_par_20_défaut"><text:span text:style-name="T15"><text:s text:c="12"/>logical or vector(logical)</text:span></text:span></text:p>
      <text:p text:style-name="P52"/>
      <text:p text:style-name="P57"><text:span text:style-name="Police_20_par_20_défaut"><text:span text:style-name="T17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trx_per_year()</text:span></text:span><text:span text:style-name="Police_20_par_20_défaut"><text:span text:style-name="T15">: see attribute</text:span></text:span><text:span text:style-name="Police_20_par_20_défaut"><text:span text:style-name="T19"> nodes_per_year</text:span></text:span></text:p>
      <text:p text:style-name="P57"><text:span text:style-name="Police_20_par_20_défaut"><text:span text:style-name="T17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separate_trx()</text:span></text:span><text:span text:style-name="Police_20_par_20_défaut"><text:span text:style-name="T15">: see attribute</text:span></text:span><text:span text:style-name="Police_20_par_20_défaut"><text:span text:style-name="T19"> nodes</text:span></text:span></text:p>
      <text:p text:style-name="P57"><text:span text:style-name="Police_20_par_20_défaut"><text:span text:style-name="T17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unt_links(entities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s </text:span></text:span><text:span text:style-name="Police_20_par_20_défaut"><text:span text:style-name="T19">n_links</text:span></text:span><text:span text:style-name="Police_20_par_20_défaut"><text:span text:style-name="T15"> and </text:span></text:span><text:span text:style-name="Police_20_par_20_défaut"><text:span text:style-name="T19">p_links</text:span></text:span></text:p>
      <text:p text:style-name="P57"><text:span text:style-name="Police_20_par_20_défaut"><text:span text:style-name="T17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search_links(entities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s</text:span></text:span><text:span text:style-name="Police_20_par_20_défaut"><text:span text:style-name="T19"> node_links</text:span></text:span><text:span text:style-name="Police_20_par_20_défaut"><text:span text:style-name="T15"> and </text:span></text:span><text:span text:style-name="Police_20_par_20_défaut"><text:span text:style-name="T19">pattern_links</text:span></text:span></text:p>
      <text:p text:style-name="P52"/>
      <text:p text:style-name="P57"><text:span text:style-name="Police_20_par_20_défaut"><text:span text:style-name="T17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separate_patterns(target</text:span></text:span><text:span text:style-name="Police_20_par_20_défaut"><text:span text:style-name="T15">: character, </text:span></text:span><text:span text:style-name="Police_20_par_20_défaut"><text:span text:style-name="T20">min_frequency</text:span></text:span><text:span text:style-name="Police_20_par_20_défaut"><text:span text:style-name="T15">: numeric, </text:span></text:span><text:span text:style-name="Police_20_par_20_défaut"><text:span text:style-name="T19">min_length</text:span></text:span><text:span text:style-name="Police_20_par_20_défaut"><text:span text:style-name="T15">: numeric, </text:span></text:span></text:p>
      <text:p text:style-name="P84"><text:span text:style-name="Police_20_par_20_défaut"><text:span text:style-name="T19"><text:s text:c="6"/>max_length</text:span></text:span><text:span text:style-name="Police_20_par_20_défaut"><text:span text:style-name="T15">: numeric, </text:span></text:span><text:span text:style-name="Police_20_par_20_défaut"><text:span text:style-name="T20">arules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15">: itemsets (class object from arules</text:span></text:span></text:p>
      <text:p text:style-name="P84"><text:span text:style-name="Police_20_par_20_défaut"><text:span text:style-name="T19"><text:s text:c="6"/></text:span></text:span><text:span text:style-name="Police_20_par_20_défaut"><text:span text:style-name="T15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7">pattern</text:p>
          </table:table-cell>
          <table:table-cell table:style-name="Tableau17.B1" office:value-type="string">
            <text:p text:style-name="P11">support</text:p>
          </table:table-cell>
          <table:table-cell table:style-name="Tableau17.C1" office:value-type="string">
            <text:p text:style-name="P7">frequency</text:p>
          </table:table-cell>
        </table:table-row>
        <table:table-row table:style-name="Tableau17.1">
          <table:table-cell table:style-name="Tableau17.A2" office:value-type="string">
            <text:p text:style-name="P4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17.B2" office:value-type="string">
            <text:p text:style-name="P20">numeric</text:p>
          </table:table-cell>
          <table:table-cell table:style-name="Tableau17.C2" office:value-type="string">
            <text:p text:style-name="P26">integer</text:p>
          </table:table-cell>
        </table:table-row>
      </table:table>
      <text:p text:style-name="P52"/>
      <text:p text:style-name="P57"><text:span text:style-name="Police_20_par_20_défaut"><text:span text:style-name="T17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patterns_by_trx()</text:span></text:span><text:span text:style-name="Police_20_par_20_défaut"><text:span text:style-name="T15">: see attribute </text:span></text:span><text:span text:style-name="Police_20_par_20_défaut"><text:span text:style-name="T19">nodes_patterns</text:span></text:span></text:p>
      <text:p text:style-name="P57"><text:span text:style-name="Police_20_par_20_défaut"><text:span text:style-name="T17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list_patterns_per_year()</text:span></text:span><text:span text:style-name="Police_20_par_20_défaut"><text:span text:style-name="T15">: see attribute </text:span></text:span><text:span text:style-name="Police_20_par_20_défaut"><text:span text:style-name="T19">patterns_per_year</text:span></text:span></text:p>
      <text:p text:style-name="P57"><text:span text:style-name="Police_20_par_20_défaut"><text:span text:style-name="T17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patterns_characteristics()</text:span></text:span><text:span text:style-name="Police_20_par_20_défaut"><text:span text:style-name="T15">: see attribute</text:span></text:span><text:span text:style-name="Police_20_par_20_défaut"><text:span text:style-name="T19"> patterns</text:span></text:span></text:p>
      <text:p text:style-name="P57"><text:span text:style-name="Police_20_par_20_défaut"><text:span text:style-name="T17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specificity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19">frequencies</text:span></text:span><text:span text:style-name="Police_20_par_20_défaut"><text:span text:style-name="T15">: vector(numeric),</text:span></text:span></text:p>
      <text:p text:style-name="P75"><text:span text:style-name="Police_20_par_20_défaut"><text:span text:style-name="T19"><text:s/>weights</text:span></text:span><text:span text:style-name="Police_20_par_20_défaut"><text:span text:style-name="T15">: vector(numeric)</text:span></text:span><text:span text:style-name="Police_20_par_20_défaut"><text:span text:style-name="T19">)</text:span></text:span><text:span text:style-name="Police_20_par_20_défaut"><text:span text:style-name="T15">: vector(numeric)</text:span></text:span></text:p>
      <text:p text:style-name="P57"><text:span text:style-name="Police_20_par_20_défaut"><text:span text:style-name="T17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heck_RI_params(end</text:span></text:span><text:span text:style-name="Police_20_par_20_défaut"><text:span text:style-name="T15">: numeric, </text:span></text:span><text:span text:style-name="Police_20_par_20_défaut"><text:span text:style-name="T19">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</text:span></text:span><text:span text:style-name="Police_20_par_20_défaut"><text:span text:style-name="T35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9">end</text:p>
          </table:table-cell>
          <table:table-cell table:style-name="Tableau40.B1" office:value-type="string">
            <text:p text:style-name="P9">period</text:p>
          </table:table-cell>
        </table:table-row>
        <table:table-row table:style-name="Tableau40.1">
          <table:table-cell table:style-name="Tableau40.A2" office:value-type="string">
            <text:p text:style-name="P37">integer</text:p>
          </table:table-cell>
          <table:table-cell table:style-name="Tableau40.B2" office:value-type="string">
            <text:p text:style-name="P37">integer</text:p>
          </table:table-cell>
        </table:table-row>
      </table:table>
      <text:p text:style-name="P2"/>
      <text:p text:style-name="P57"><text:span text:style-name="Police_20_par_20_défaut"><text:span text:style-name="T17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eporting_indexe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 </text:span></text:span><text:span text:style-name="Police_20_par_20_défaut"><text:span text:style-name="T19">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</text:span></text:span></text:p>
      <text:p text:style-name="P83"><text:s text:c="2"/>vector(numeric)</text:p>
      <text:p text:style-name="P94"><text:span text:style-name="Police_20_par_20_défaut"><text:span text:style-name="T17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eporting_indexes_limit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</text:span></text:span></text:p>
      <text:p text:style-name="P81"><text:span text:style-name="Police_20_par_20_défaut"><text:span text:style-name="T19"><text:s text:c="14"/>overall_period</text:span></text:span><text:span text:style-name="Police_20_par_20_défaut"><text:span text:style-name="T15">: numeric, </text:span></text:span><text:span text:style-name="Police_20_par_20_défaut"><text:span text:style-name="T19">recent_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7">RI.overall</text:p>
          </table:table-cell>
          <table:table-cell table:style-name="Tableau19.B1" office:value-type="string">
            <text:p text:style-name="P7">RI.recent</text:p>
          </table:table-cell>
        </table:table-row>
        <table:table-row table:style-name="Tableau19.1">
          <table:table-cell table:style-name="Tableau19.A2" office:value-type="string">
            <text:p text:style-name="P15">numeric</text:p>
          </table:table-cell>
          <table:table-cell table:style-name="Tableau19.B2" office:value-type="string">
            <text:p text:style-name="P15">numeric</text:p>
          </table:table-cell>
        </table:table-row>
      </table:table>
      <text:p text:style-name="P78"/>
      <text:p text:style-name="P66"><text:span text:style-name="Police_20_par_20_défaut"><text:span text:style-name="T17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xi_threshold(reporting_indexes</text:span></text:span><text:span text:style-name="Police_20_par_20_défaut"><text:span text:style-name="T15">: vector(numeric)</text:span></text:span><text:span text:style-name="Police_20_par_20_défaut"><text:span text:style-name="T19">)</text:span></text:span><text:span text:style-name="Police_20_par_20_défaut"><text:span text:style-name="T15">: </text:span></text:span><text:span text:style-name="Police_20_par_20_défaut"><text:span text:style-name="T11">integer</text:span></text:span></text:p>
      <text:p text:style-name="P57"><text:span text:style-name="Police_20_par_20_défaut"><text:span text:style-name="T17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ompute_ri_threshold(reporting_indexes</text:span></text:span><text:span text:style-name="Police_20_par_20_défaut"><text:span text:style-name="T15">: vector(numeric), </text:span></text:span><text:span text:style-name="Police_20_par_20_défaut"><text:span text:style-name="T19">xi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numeric</text:span></text:span></text:p>
      <text:p text:style-name="P57"><text:span text:style-name="Police_20_par_20_défaut"><text:span text:style-name="T17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dynamic_statu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, </text:span></text:span><text:span text:style-name="Police_20_par_20_défaut"><text:span text:style-name="T20">end</text:span></text:span><text:span text:style-name="Police_20_par_20_défaut"><text:span text:style-name="T15">: numeric, </text:span></text:span><text:span text:style-name="Police_20_par_20_défaut"><text:span text:style-name="T20">overall_</text:span></text:span><text:span text:style-name="Police_20_par_20_défaut"><text:span text:style-name="T19">period</text:span></text:span><text:span text:style-name="Police_20_par_20_défaut"><text:span text:style-name="T15">: numeric,</text:span></text:span></text:p>
      <text:p text:style-name="P57"><text:span text:style-name="Police_20_par_20_défaut"><text:span text:style-name="T15"><text:s text:c="36"/></text:span></text:span><text:span text:style-name="Police_20_par_20_défaut"><text:span text:style-name="T20">r</text:span></text:span><text:span text:style-name="Police_20_par_20_défaut"><text:span text:style-name="T19">ecent_period</text:span></text:span><text:span text:style-name="Police_20_par_20_défaut"><text:span text:style-name="T15">: numeric</text:span></text:span><text:span text:style-name="Police_20_par_20_défaut"><text:span text:style-name="T19">)</text:span></text:span><text:span text:style-name="Police_20_par_20_défaut"><text:span text:style-name="T15">: list</text:span></text:span></text:p>
      <text:p text:style-name="P52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7">RI.overall</text:p>
          </table:table-cell>
          <table:table-cell table:style-name="Tableau20.B1" office:value-type="string">
            <text:p text:style-name="P7">is.above.threshold.1</text:p>
          </table:table-cell>
          <table:table-cell table:style-name="Tableau20.C1" office:value-type="string">
            <text:p text:style-name="P7">RI.recent</text:p>
          </table:table-cell>
          <table:table-cell table:style-name="Tableau20.D1" office:value-type="string">
            <text:p text:style-name="P7">is.above.threshold.2</text:p>
          </table:table-cell>
          <table:table-cell table:style-name="Tableau20.E1" office:value-type="string">
            <text:p text:style-name="P7">status</text:p>
          </table:table-cell>
        </table:table-row>
        <table:table-row table:style-name="Tableau20.1">
          <table:table-cell table:style-name="Tableau20.A2" office:value-type="string">
            <text:p text:style-name="P15">numeric</text:p>
          </table:table-cell>
          <table:table-cell table:style-name="Tableau20.B2" office:value-type="string">
            <text:p text:style-name="P15">logical</text:p>
          </table:table-cell>
          <table:table-cell table:style-name="Tableau20.C2" office:value-type="string">
            <text:p text:style-name="P15">numeric</text:p>
          </table:table-cell>
          <table:table-cell table:style-name="Tableau20.D2" office:value-type="string">
            <text:p text:style-name="P15">logical</text:p>
          </table:table-cell>
          <table:table-cell table:style-name="Tableau20.E2" office:value-type="string">
            <text:p text:style-name="P15">character</text:p>
          </table:table-cell>
        </table:table-row>
      </table:table>
      <text:p text:style-name="P52"/>
      <text:p text:style-name="P52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5"> </text:p>
          </table:table-cell>
          <table:table-cell table:style-name="Tableau21.B1" office:value-type="string">
            <text:p text:style-name="P7">threshold.1</text:p>
          </table:table-cell>
          <table:table-cell table:style-name="Tableau21.C1" office:value-type="string">
            <text:p text:style-name="P7">threshold.2</text:p>
          </table:table-cell>
        </table:table-row>
        <table:table-row table:style-name="Tableau21.1">
          <table:table-cell table:style-name="Tableau21.A2" office:value-type="string">
            <text:p text:style-name="P7">xi</text:p>
          </table:table-cell>
          <table:table-cell table:style-name="Tableau21.B2" office:value-type="string">
            <text:p text:style-name="P15">numeric</text:p>
          </table:table-cell>
          <table:table-cell table:style-name="Tableau21.C2" office:value-type="string">
            <text:p text:style-name="P15">numeric</text:p>
          </table:table-cell>
        </table:table-row>
        <table:table-row table:style-name="Tableau21.1">
          <table:table-cell table:style-name="Tableau21.A3" office:value-type="string">
            <text:p text:style-name="P7">RI</text:p>
          </table:table-cell>
          <table:table-cell table:style-name="Tableau21.B3" office:value-type="string">
            <text:p text:style-name="P15">numeric</text:p>
          </table:table-cell>
          <table:table-cell table:style-name="Tableau21.C3" office:value-type="string">
            <text:p text:style-name="P15">numeric</text:p>
          </table:table-cell>
        </table:table-row>
      </table:table>
      <text:p text:style-name="P67"/>
      <text:p text:style-name="P57"><text:span text:style-name="Police_20_par_20_défaut"><text:span text:style-name="T16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pectrum_chart(pc</text:span></text:span><text:span text:style-name="Police_20_par_20_défaut"><text:span text:style-name="T15">: </text:span></text:span><text:span text:style-name="Police_20_par_20_défaut"><text:span text:style-name="T28">character</text:span></text:span><text:span text:style-name="Police_20_par_20_défaut"><text:span text:style-name="T15"> or see attribute</text:span></text:span><text:span text:style-name="Police_20_par_20_défaut"><text:span text:style-name="T19"> patterns</text:span></text:span><text:span text:style-name="Police_20_par_20_défaut"><text:span text:style-name="T15">, </text:span></text:span><text:span text:style-name="Police_20_par_20_défaut"><text:span text:style-name="T20">identifiers</text:span></text:span><text:span text:style-name="Police_20_par_20_défaut"><text:span text:style-name="T15">: character, </text:span></text:span><text:span text:style-name="Police_20_par_20_défaut"><text:span text:style-name="T20">sort</text:span></text:span><text:span text:style-name="Police_20_par_20_défaut"><text:span text:style-name="T15">: logical,</text:span></text:span></text:p>
      <text:p text:style-name="P70"><text:span text:style-name="Police_20_par_20_défaut"><text:span text:style-name="T19"><text:s text:c="7"/>title</text:span></text:span><text:span text:style-name="Police_20_par_20_défaut"><text:span text:style-name="T15">: character, </text:span></text:span><text:span text:style-name="Police_20_par_20_défaut"><text:span text:style-name="T19">path</text:span></text:span><text:span text:style-name="Police_20_par_20_défaut"><text:span text:style-name="T15">: character, </text:span></text:span><text:span text:style-name="Police_20_par_20_défaut"><text:span text:style-name="T19">name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7">ID</text:p>
          </table:table-cell>
          <table:table-cell table:style-name="Tableau22.B1" office:value-type="string">
            <text:p text:style-name="P7">pattern</text:p>
          </table:table-cell>
          <table:table-cell table:style-name="Tableau22.A1" office:value-type="string">
            <text:p text:style-name="P7">year</text:p>
          </table:table-cell>
          <table:table-cell table:style-name="Tableau22.D1" office:value-type="string">
            <text:p text:style-name="P7">length</text:p>
          </table:table-cell>
          <table:table-cell table:style-name="Tableau22.E1" office:value-type="string">
            <text:p text:style-name="P11">support</text:p>
          </table:table-cell>
          <table:table-cell table:style-name="Tableau22.F1" office:value-type="string">
            <text:p text:style-name="P7">frequency</text:p>
          </table:table-cell>
          <table:table-cell table:style-name="Tableau22.A1" office:value-type="string">
            <text:p text:style-name="P7">f.complex</text:p>
          </table:table-cell>
          <table:table-cell table:style-name="Tableau22.A1" office:value-type="string">
            <text:p text:style-name="P7">f.simple</text:p>
          </table:table-cell>
          <table:table-cell table:style-name="Tableau22.I1" office:value-type="string">
            <text:p text:style-name="P7">weight</text:p>
          </table:table-cell>
          <table:table-cell table:style-name="Tableau22.J1" office:value-type="string">
            <text:p text:style-name="P7">specificity</text:p>
          </table:table-cell>
          <table:table-cell table:style-name="Tableau22.K1" office:value-type="string">
            <text:p text:style-name="P7">status</text:p>
          </table:table-cell>
        </table:table-row>
        <table:table-row table:style-name="Tableau22.1">
          <table:table-cell table:style-name="Tableau22.A2" office:value-type="string">
            <text:p text:style-name="P35">integer</text:p>
          </table:table-cell>
          <table:table-cell table:style-name="Tableau22.B2" office:value-type="string">
            <text:p text:style-name="P15">vector</text:p>
          </table:table-cell>
          <table:table-cell table:style-name="Tableau22.C2" office:value-type="string">
            <text:p text:style-name="P35">integer</text:p>
          </table:table-cell>
          <table:table-cell table:style-name="Tableau22.D2" office:value-type="string">
            <text:p text:style-name="P27">integer</text:p>
          </table:table-cell>
          <table:table-cell table:style-name="Tableau22.E2" office:value-type="string">
            <text:p text:style-name="P20">numeric</text:p>
          </table:table-cell>
          <table:table-cell table:style-name="Tableau22.F2" office:value-type="string">
            <text:p text:style-name="P27">integer</text:p>
          </table:table-cell>
          <table:table-cell table:style-name="Tableau22.G2" office:value-type="string">
            <text:p text:style-name="P35">integer</text:p>
          </table:table-cell>
          <table:table-cell table:style-name="Tableau22.H2" office:value-type="string">
            <text:p text:style-name="P35">integer</text:p>
          </table:table-cell>
          <table:table-cell table:style-name="Tableau22.I2" office:value-type="string">
            <text:p text:style-name="P27">integer</text:p>
          </table:table-cell>
          <table:table-cell table:style-name="Tableau22.J2" office:value-type="string">
            <text:p text:style-name="P15">numeric</text:p>
          </table:table-cell>
          <table:table-cell table:style-name="Tableau22.K2" office:value-type="string">
            <text:p text:style-name="P15">character</text:p>
          </table:table-cell>
        </table:table-row>
      </table:table>
      <text:p text:style-name="P52"/>
      <text:p text:style-name="P57"><text:span text:style-name="Police_20_par_20_défaut"><text:span text:style-name="T17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plot_spectrum_chart(pc</text:span></text:span><text:span text:style-name="Police_20_par_20_défaut"><text:span text:style-name="T15">: 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75"><text:span text:style-name="Police_20_par_20_défaut"><text:span text:style-name="T19"><text:s text:c="2"/>frequencies</text:span></text:span><text:span text:style-name="Police_20_par_20_défaut"><text:span text:style-name="T15">: see method </text:span></text:span><text:span text:style-name="Police_20_par_20_défaut"><text:span text:style-name="T26">frequency_by_node_complexity</text:span></text:span><text:span text:style-name="Police_20_par_20_défaut"><text:span text:style-name="T15">, </text:span></text:span><text:span text:style-name="Police_20_par_20_défaut"><text:span text:style-name="T19">title</text:span></text:span><text:span text:style-name="Police_20_par_20_défaut"><text:span text:style-name="T15">: character</text:span></text:span><text:span text:style-name="Police_20_par_20_défaut"><text:span text:style-name="T19">)</text:span></text:span></text:p>
      <text:p text:style-name="P52"/>
      <text:p text:style-name="P58"><text:span text:style-name="Police_20_par_20_défaut"><text:span text:style-name="T17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pattern_node_characteristics(patterns</text:span></text:span><text:span text:style-name="Police_20_par_20_défaut"><text:span text:style-name="T15">: list(vector(</text:span></text:span><text:span text:style-name="Police_20_par_20_défaut"><text:span text:style-name="T17">character</text:span></text:span><text:span text:style-name="Police_20_par_20_défaut"><text:span text:style-name="T15">))</text:span></text:span><text:span text:style-name="Police_20_par_20_défaut"><text:span text:style-name="T19">)</text:span></text:span><text:span text:style-name="Police_20_par_20_défaut"><text:span text:style-name="T15">: list</text:span></text:span></text:p>
      <text:section text:style-name="Sect1" text:name="Sect1">
        <text:p text:style-name="P54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>1</text:p>
            </table:table-cell>
            <table:table-cell table:style-name="Tableau1.B1" office:value-type="string">
              <text:p text:style-name="P18">vector(<text:span text:style-name="T49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8">2</text:p>
            </table:table-cell>
            <table:table-cell table:style-name="Tableau1.B2" office:value-type="string">
              <text:p text:style-name="P18">vector(<text:span text:style-name="T49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8">…</text:p>
            </table:table-cell>
            <table:table-cell table:style-name="Tableau1.B3" office:value-type="string">
              <text:p text:style-name="P16">…</text:p>
            </table:table-cell>
          </table:table-row>
          <table:table-row table:style-name="Tableau1.1">
            <table:table-cell table:style-name="Tableau1.A4" office:value-type="string">
              <text:p text:style-name="P45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8">vector(<text:span text:style-name="T49">integer</text:span>)</text:p>
            </table:table-cell>
          </table:table-row>
        </table:table>
        <text:p text:style-name="P54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8">1</text:p>
            </table:table-cell>
            <table:table-cell table:style-name="Tableau23.B1" office:value-type="string">
              <text:p text:style-name="P16">vector(<text:span text:style-name="T48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8">2</text:p>
            </table:table-cell>
            <table:table-cell table:style-name="Tableau23.B2" office:value-type="string">
              <text:p text:style-name="P17">vector(<text:span text:style-name="T48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8">…</text:p>
            </table:table-cell>
            <table:table-cell table:style-name="Tableau23.B3" office:value-type="string">
              <text:p text:style-name="P16">…</text:p>
            </table:table-cell>
          </table:table-row>
          <table:table-row table:style-name="Tableau23.1">
            <table:table-cell table:style-name="Tableau23.A4" office:value-type="string">
              <text:p text:style-name="P45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7">vector(<text:span text:style-name="T48">integer</text:span>)</text:p>
            </table:table-cell>
          </table:table-row>
        </table:table>
      </text:section>
      <text:p text:style-name="P93"><text:span text:style-name="Police_20_par_20_défaut"><text:span text:style-name="T16"/></text:span></text:p>
      <text:p text:style-name="P58"><text:span text:style-name="Police_20_par_20_défaut"><text:span text:style-name="T16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frequency_by_complexity(patterns</text:span></text:span><text:span text:style-name="Police_20_par_20_défaut"><text:span text:style-name="T16">: list(vector(character))</text:span></text:span><text:span text:style-name="Police_20_par_20_défaut"><text:span text:style-name="T26">)</text:span></text:span><text:span text:style-name="Police_20_par_20_défaut"><text:span text:style-name="T16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8">complex</text:p>
          </table:table-cell>
          <table:table-cell table:style-name="Tableau24.B1" office:value-type="string">
            <text:p text:style-name="P8">simple</text:p>
          </table:table-cell>
        </table:table-row>
        <table:table-row table:style-name="Tableau24.1">
          <table:table-cell table:style-name="Tableau24.A2" office:value-type="string">
            <text:p text:style-name="P36">integer</text:p>
          </table:table-cell>
          <table:table-cell table:style-name="Tableau24.B2" office:value-type="string">
            <text:p text:style-name="P36">integer</text:p>
          </table:table-cell>
        </table:table-row>
      </table:table>
      <text:p text:style-name="P47"/>
      <text:p text:style-name="P95"><text:span text:style-name="Police_20_par_20_défaut"><text:span text:style-name="T16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spectrosome_chart(nopc</text:span></text:span><text:span text:style-name="Police_20_par_20_défaut"><text:span text:style-name="T15">: </text:span></text:span><text:span text:style-name="Police_20_par_20_défaut"><text:span text:style-name="T28">character</text:span></text:span><text:span text:style-name="Police_20_par_20_défaut"><text:span text:style-name="T15">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20">identifiers</text:span></text:span><text:span text:style-name="Police_20_par_20_défaut"><text:span text:style-name="T15">: character,</text:span></text:span></text:p>
      <text:p text:style-name="P71"><text:span text:style-name="Police_20_par_20_défaut"><text:span text:style-name="T19"><text:s text:c="14"/>nb_graphs</text:span></text:span><text:span text:style-name="Police_20_par_20_défaut"><text:span text:style-name="T15">: numeric, </text:span></text:span><text:span text:style-name="Police_20_par_20_défaut"><text:span text:style-name="T20">min_link_weight</text:span></text:span><text:span text:style-name="Police_20_par_20_défaut"><text:span text:style-name="T15">: numeric,</text:span></text:span></text:p>
      <text:p text:style-name="P71"><text:span text:style-name="Police_20_par_20_défaut"><text:span text:style-name="T15"><text:s text:c="14"/></text:span></text:span><text:span text:style-name="Police_20_par_20_défaut"><text:span text:style-name="T19">vertex_size</text:span></text:span><text:span text:style-name="Police_20_par_20_défaut"><text:span text:style-name="T15">: character or numeric or vector(numeric), </text:span></text:span></text:p>
      <text:p text:style-name="P71"><text:span text:style-name="Police_20_par_20_défaut"><text:span text:style-name="T15"><text:s text:c="14"/></text:span></text:span><text:span text:style-name="Police_20_par_20_défaut"><text:span text:style-name="T20">size_range</text:span></text:span><text:span text:style-name="Police_20_par_20_défaut"><text:span text:style-name="T15">: vector(numeric), </text:span></text:span><text:span text:style-name="Police_20_par_20_défaut"><text:span text:style-name="T19">vertex_col</text:span></text:span><text:span text:style-name="Police_20_par_20_défaut"><text:span text:style-name="T28">: character or vector(character),</text:span></text:span></text:p>
      <text:p text:style-name="P72"><text:span text:style-name="Police_20_par_20_défaut"><text:span text:style-name="T19"><text:s text:c="14"/>clusters</text:span></text:span><text:span text:style-name="Police_20_par_20_défaut"><text:span text:style-name="T28">: numeric, </text:span></text:span><text:span text:style-name="Police_20_par_20_défaut"><text:span text:style-name="T19">highlight</text:span></text:span><text:span text:style-name="Police_20_par_20_défaut"><text:span text:style-name="T28">: numeric, 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19">n</text:span></text:span><text:span text:style-name="Police_20_par_20_défaut"><text:span text:style-name="T20">.cutoff</text:span></text:span><text:span text:style-name="Police_20_par_20_défaut"><text:span text:style-name="T15">: numeric,</text:span></text:span></text:p>
      <text:p text:style-name="P72"><text:span text:style-name="Police_20_par_20_défaut"><text:span text:style-name="T19"><text:s text:c="14"/></text:span></text:span><text:span text:style-name="Police_20_par_20_défaut"><text:span text:style-name="T20">c.cutoff</text:span></text:span><text:span text:style-name="Police_20_par_20_défaut"><text:span text:style-name="T15">: numeric, </text:span></text:span><text:span text:style-name="Police_20_par_20_défaut"><text:span text:style-name="T20">display_mixt</text:span></text:span><text:span text:style-name="Police_20_par_20_défaut"><text:span text:style-name="T15">: logical, </text:span></text:span><text:span text:style-name="Police_20_par_20_défaut"><text:span text:style-name="T19">title</text:span></text:span><text:span text:style-name="Police_20_par_20_défaut"><text:span text:style-name="T15">: character, </text:span></text:span><text:span text:style-name="Police_20_par_20_défaut"><text:span text:style-name="T19">path</text:span></text:span><text:span text:style-name="Police_20_par_20_défaut"><text:span text:style-name="T15">: character,</text:span></text:span></text:p>
      <text:p text:style-name="P72"><text:span text:style-name="Police_20_par_20_défaut"><text:span text:style-name="T20"><text:s text:c="14"/></text:span></text:span><text:span text:style-name="Police_20_par_20_défaut"><text:span text:style-name="T19">name</text:span></text:span><text:span text:style-name="Police_20_par_20_défaut"><text:span text:style-name="T15">: character, </text:span></text:span><text:span text:style-name="Police_20_par_20_défaut"><text:span text:style-name="T20">…</text:span></text:span><text:span text:style-name="Police_20_par_20_défaut"><text:span text:style-name="T19">)</text:span></text:span><text:span text:style-name="Police_20_par_20_défaut"><text:span text:style-name="T15">: list</text:span></text:span></text:p>
      <text:p text:style-name="P54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8">ID</text:p>
          </table:table-cell>
          <table:table-cell table:style-name="Tableau25.B1" office:value-type="string">
            <text:p text:style-name="P8">node</text:p>
          </table:table-cell>
          <table:table-cell table:style-name="Tableau25.C1" office:value-type="string">
            <text:p text:style-name="P8">length</text:p>
          </table:table-cell>
          <table:table-cell table:style-name="Tableau25.D1" office:value-type="string">
            <text:p text:style-name="P8">frequency</text:p>
          </table:table-cell>
          <table:table-cell table:style-name="Tableau25.E1" office:value-type="string">
            <text:p text:style-name="P8">degree</text:p>
          </table:table-cell>
        </table:table-row>
        <table:table-row table:style-name="Tableau25.1">
          <table:table-cell table:style-name="Tableau25.A2" office:value-type="string">
            <text:p text:style-name="P29">integer</text:p>
          </table:table-cell>
          <table:table-cell table:style-name="Tableau25.B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25.C2" office:value-type="string">
            <text:p text:style-name="P28">integer</text:p>
          </table:table-cell>
          <table:table-cell table:style-name="Tableau25.D2" office:value-type="string">
            <text:p text:style-name="P36">integer</text:p>
          </table:table-cell>
          <table:table-cell table:style-name="Tableau25.E2" office:value-type="string">
            <text:p text:style-name="P28">integer</text:p>
          </table:table-cell>
        </table:table-row>
      </table:table>
      <text:p text:style-name="P58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8">ID</text:p>
          </table:table-cell>
          <table:table-cell table:style-name="Tableau26.B1" office:value-type="string">
            <text:p text:style-name="P8">pattern</text:p>
          </table:table-cell>
          <table:table-cell table:style-name="Tableau26.A1" office:value-type="string">
            <text:p text:style-name="P8">year</text:p>
          </table:table-cell>
          <table:table-cell table:style-name="Tableau26.D1" office:value-type="string">
            <text:p text:style-name="P8">length</text:p>
          </table:table-cell>
          <table:table-cell table:style-name="Tableau26.E1" office:value-type="string">
            <text:p text:style-name="P12">support</text:p>
          </table:table-cell>
          <table:table-cell table:style-name="Tableau26.F1" office:value-type="string">
            <text:p text:style-name="P8">frequency</text:p>
          </table:table-cell>
          <table:table-cell table:style-name="Tableau26.G1" office:value-type="string">
            <text:p text:style-name="P8">weight</text:p>
          </table:table-cell>
          <table:table-cell table:style-name="Tableau26.H1" office:value-type="string">
            <text:p text:style-name="P8">specificity</text:p>
          </table:table-cell>
          <table:table-cell table:style-name="Tableau26.I1" office:value-type="string">
            <text:p text:style-name="P8">status</text:p>
          </table:table-cell>
          <table:table-cell table:style-name="Tableau26.A1" office:value-type="string">
            <text:p text:style-name="P8">degree</text:p>
          </table:table-cell>
        </table:table-row>
        <table:table-row table:style-name="Tableau26.1">
          <table:table-cell table:style-name="Tableau26.A2" office:value-type="string">
            <text:p text:style-name="P28">integer</text:p>
          </table:table-cell>
          <table:table-cell table:style-name="Tableau26.B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26.C2" office:value-type="string">
            <text:p text:style-name="P36">integer</text:p>
          </table:table-cell>
          <table:table-cell table:style-name="Tableau26.D2" office:value-type="string">
            <text:p text:style-name="P28">integer</text:p>
          </table:table-cell>
          <table:table-cell table:style-name="Tableau26.E2" office:value-type="string">
            <text:p text:style-name="P21">numeric</text:p>
          </table:table-cell>
          <table:table-cell table:style-name="Tableau26.F2" office:value-type="string">
            <text:p text:style-name="P28">integer</text:p>
          </table:table-cell>
          <table:table-cell table:style-name="Tableau26.G2" office:value-type="string">
            <text:p text:style-name="P28">integer</text:p>
          </table:table-cell>
          <table:table-cell table:style-name="Tableau26.H2" office:value-type="string">
            <text:p text:style-name="P16">numeric</text:p>
          </table:table-cell>
          <table:table-cell table:style-name="Tableau26.I2" office:value-type="string">
            <text:p text:style-name="P16">character</text:p>
          </table:table-cell>
          <table:table-cell table:style-name="Tableau26.J2" office:value-type="string">
            <text:p text:style-name="P28">integer</text:p>
          </table:table-cell>
        </table:table-row>
      </table:table>
      <text:p text:style-name="P54"/>
      <text:p text:style-name="P54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8">ID</text:p>
          </table:table-cell>
          <table:table-cell table:style-name="Tableau27.B1" office:value-type="string">
            <text:p text:style-name="P8">endpoint.1</text:p>
          </table:table-cell>
          <table:table-cell table:style-name="Tableau27.C1" office:value-type="string">
            <text:p text:style-name="P8">endpoint.2</text:p>
          </table:table-cell>
          <table:table-cell table:style-name="Tableau27.D1" office:value-type="string">
            <text:p text:style-name="P8">items</text:p>
          </table:table-cell>
          <table:table-cell table:style-name="Tableau27.E1" office:value-type="string">
            <text:p text:style-name="P8">weight</text:p>
          </table:table-cell>
        </table:table-row>
        <table:table-row table:style-name="Tableau27.1">
          <table:table-cell table:style-name="Tableau27.A2" office:value-type="string">
            <text:p text:style-name="P30">integer</text:p>
          </table:table-cell>
          <table:table-cell table:style-name="Tableau27.B2" office:value-type="string">
            <text:p text:style-name="P30">integer</text:p>
          </table:table-cell>
          <table:table-cell table:style-name="Tableau27.C2" office:value-type="string">
            <text:p text:style-name="P30">integer</text:p>
          </table:table-cell>
          <table:table-cell table:style-name="Tableau27.D2" office:value-type="string">
            <text:p text:style-name="P16">character</text:p>
          </table:table-cell>
          <table:table-cell table:style-name="Tableau27.E2" office:value-type="string">
            <text:p text:style-name="P30">integer</text:p>
          </table:table-cell>
        </table:table-row>
      </table:table>
      <text:p text:style-name="P58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8">ID</text:p>
          </table:table-cell>
          <table:table-cell table:style-name="Tableau28.B1" office:value-type="string">
            <text:p text:style-name="P8">endpoint.1</text:p>
          </table:table-cell>
          <table:table-cell table:style-name="Tableau28.C1" office:value-type="string">
            <text:p text:style-name="P8">endpoint.2</text:p>
          </table:table-cell>
          <table:table-cell table:style-name="Tableau28.D1" office:value-type="string">
            <text:p text:style-name="P8">items</text:p>
          </table:table-cell>
          <table:table-cell table:style-name="Tableau28.E1" office:value-type="string">
            <text:p text:style-name="P8">weight</text:p>
          </table:table-cell>
          <table:table-cell table:style-name="Tableau28.F1" office:value-type="string">
            <text:p text:style-name="P8">year</text:p>
          </table:table-cell>
        </table:table-row>
        <table:table-row table:style-name="Tableau28.1">
          <table:table-cell table:style-name="Tableau28.A2" office:value-type="string">
            <text:p text:style-name="P30">integer</text:p>
          </table:table-cell>
          <table:table-cell table:style-name="Tableau28.B2" office:value-type="string">
            <text:p text:style-name="P30">integer</text:p>
          </table:table-cell>
          <table:table-cell table:style-name="Tableau28.C2" office:value-type="string">
            <text:p text:style-name="P30">integer</text:p>
          </table:table-cell>
          <table:table-cell table:style-name="Tableau28.D2" office:value-type="string">
            <text:p text:style-name="P16">character</text:p>
          </table:table-cell>
          <table:table-cell table:style-name="Tableau28.E2" office:value-type="string">
            <text:p text:style-name="P30">integer</text:p>
          </table:table-cell>
          <table:table-cell table:style-name="Tableau28.F2" office:value-type="string">
            <text:p text:style-name="P30">integer</text:p>
          </table:table-cell>
        </table:table-row>
      </table:table>
      <text:p text:style-name="P49"/>
      <text:p text:style-name="P58"><text:span text:style-name="Police_20_par_20_défaut"><text:span text:style-name="T28">[[</text:span></text:span><text:span text:style-name="Police_20_par_20_défaut"><text:span text:style-name="T15">"</text:span></text:span><text:span text:style-name="Police_20_par_20_défaut"><text:span text:style-name="T28">coords</text:span></text:span><text:span text:style-name="Police_20_par_20_défaut"><text:span text:style-name="T15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6"> </text:p>
          </table:table-cell>
          <table:table-cell table:style-name="Tableau29.B1" office:value-type="string">
            <text:p text:style-name="P8">x</text:p>
          </table:table-cell>
          <table:table-cell table:style-name="Tableau29.C1" office:value-type="string">
            <text:p text:style-name="P8">y</text:p>
          </table:table-cell>
        </table:table-row>
        <table:table-row table:style-name="Tableau29.1">
          <table:table-cell table:style-name="Tableau29.A2" office:value-type="string">
            <text:p text:style-name="P8">vertex 1</text:p>
          </table:table-cell>
          <table:table-cell table:style-name="Tableau29.B2" office:value-type="string">
            <text:p text:style-name="P16">numeric</text:p>
          </table:table-cell>
          <table:table-cell table:style-name="Tableau29.C2" office:value-type="string">
            <text:p text:style-name="P16">numeric</text:p>
          </table:table-cell>
        </table:table-row>
        <table:table-row table:style-name="Tableau29.1">
          <table:table-cell table:style-name="Tableau29.A3" office:value-type="string">
            <text:p text:style-name="P8">vertex 2</text:p>
          </table:table-cell>
          <table:table-cell table:style-name="Tableau29.B3" office:value-type="string">
            <text:p text:style-name="P16">numeric</text:p>
          </table:table-cell>
          <table:table-cell table:style-name="Tableau29.C3" office:value-type="string">
            <text:p text:style-name="P16">numeric</text:p>
          </table:table-cell>
        </table:table-row>
        <table:table-row table:style-name="Tableau29.1">
          <table:table-cell table:style-name="Tableau29.A4" office:value-type="string">
            <text:p text:style-name="P8">…</text:p>
          </table:table-cell>
          <table:table-cell table:style-name="Tableau29.B4" office:value-type="string">
            <text:p text:style-name="P16">…</text:p>
          </table:table-cell>
          <table:table-cell table:style-name="Tableau29.C4" office:value-type="string">
            <text:p text:style-name="P16">…</text:p>
          </table:table-cell>
        </table:table-row>
        <table:table-row table:style-name="Tableau29.1">
          <table:table-cell table:style-name="Tableau29.A5" office:value-type="string">
            <text:p text:style-name="P5"><text:span text:style-name="Police_20_par_20_défaut"><text:span text:style-name="T13">vertex</text:span></text:span><text:span text:style-name="Police_20_par_20_défaut"><text:span text:style-name="T13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2">or</text:span></text:span><text:span text:style-name="Police_20_par_20_défaut"><text:span text:style-name="T12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6">numeric</text:p>
          </table:table-cell>
          <table:table-cell table:style-name="Tableau29.C5" office:value-type="string">
            <text:p text:style-name="P16">numeric</text:p>
          </table:table-cell>
        </table:table-row>
      </table:table>
      <text:p text:style-name="P54"/>
      <text:p text:style-name="P58"><text:span text:style-name="Police_20_par_20_défaut"><text:span text:style-name="T17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<text:s/>cluster_text(graph</text:span></text:span><text:span text:style-name="Police_20_par_20_défaut"><text:span text:style-name="T15">: see matrix below, </text:span></text:span><text:span text:style-name="Police_20_par_20_défaut"><text:span text:style-name="T19">links</text:span></text:span><text:span text:style-name="Police_20_par_20_défaut"><text:span text:style-name="T15">: see attributes</text:span></text:span><text:span text:style-name="Police_20_par_20_défaut"><text:span text:style-name="T19"> node_links</text:span></text:span><text:span text:style-name="Police_20_par_20_défaut"><text:span text:style-name="T15"> and </text:span></text:span><text:span text:style-name="Police_20_par_20_défaut"><text:span text:style-name="T19">pattern_links</text:span></text:span><text:span text:style-name="Police_20_par_20_défaut"><text:span text:style-name="T28">,</text:span></text:span></text:p>
      <text:p text:style-name="P74"><text:span text:style-name="Police_20_par_20_défaut"><text:span text:style-name="T20"><text:s text:c="15"/>display</text:span></text:span><text:span text:style-name="Police_20_par_20_défaut"><text:span text:style-name="T15">: numeric, </text:span></text:span><text:span text:style-name="Police_20_par_20_défaut"><text:span text:style-name="T20">highlight</text:span></text:span><text:span text:style-name="Police_20_par_20_défaut"><text:span text:style-name="T15">: numeric,</text:span></text:span><text:span text:style-name="Police_20_par_20_défaut"><text:span text:style-name="T20"> use_names</text:span></text:span><text:span text:style-name="Police_20_par_20_défaut"><text:span text:style-name="T15">: logical, </text:span></text:span><text:span text:style-name="Police_20_par_20_défaut"><text:span text:style-name="T20">cutoff</text:span></text:span><text:span text:style-name="Police_20_par_20_défaut"><text:span text:style-name="T15">: numeric</text:span></text:span><text:span text:style-name="Police_20_par_20_défaut"><text:span text:style-name="T19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6"> </text:p>
          </table:table-cell>
          <table:table-cell table:style-name="Tableau30.B1" office:value-type="string">
            <text:p text:style-name="P8">x</text:p>
          </table:table-cell>
          <table:table-cell table:style-name="Tableau30.C1" office:value-type="string">
            <text:p text:style-name="P8">y</text:p>
          </table:table-cell>
        </table:table-row>
        <table:table-row table:style-name="Tableau30.1">
          <table:table-cell table:style-name="Tableau30.A2" office:value-type="string">
            <text:p text:style-name="P8">vertex 1</text:p>
          </table:table-cell>
          <table:table-cell table:style-name="Tableau30.B2" office:value-type="string">
            <text:p text:style-name="P16">numeric</text:p>
          </table:table-cell>
          <table:table-cell table:style-name="Tableau30.C2" office:value-type="string">
            <text:p text:style-name="P16">numeric</text:p>
          </table:table-cell>
        </table:table-row>
        <table:table-row table:style-name="Tableau30.1">
          <table:table-cell table:style-name="Tableau30.A3" office:value-type="string">
            <text:p text:style-name="P8">vertex 2</text:p>
          </table:table-cell>
          <table:table-cell table:style-name="Tableau30.B3" office:value-type="string">
            <text:p text:style-name="P16">numeric</text:p>
          </table:table-cell>
          <table:table-cell table:style-name="Tableau30.C3" office:value-type="string">
            <text:p text:style-name="P16">numeric</text:p>
          </table:table-cell>
        </table:table-row>
        <table:table-row table:style-name="Tableau30.1">
          <table:table-cell table:style-name="Tableau30.A4" office:value-type="string">
            <text:p text:style-name="P8">…</text:p>
          </table:table-cell>
          <table:table-cell table:style-name="Tableau30.B4" office:value-type="string">
            <text:p text:style-name="P16">…</text:p>
          </table:table-cell>
          <table:table-cell table:style-name="Tableau30.C4" office:value-type="string">
            <text:p text:style-name="P16">…</text:p>
          </table:table-cell>
        </table:table-row>
        <table:table-row table:style-name="Tableau30.1">
          <table:table-cell table:style-name="Tableau30.A5" office:value-type="string">
            <text:p text:style-name="P5"><text:span text:style-name="Police_20_par_20_défaut"><text:span text:style-name="T13">vertex</text:span></text:span><text:span text:style-name="Police_20_par_20_défaut"><text:span text:style-name="T13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2">or</text:span></text:span><text:span text:style-name="Police_20_par_20_défaut"><text:span text:style-name="T12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6">numeric</text:p>
          </table:table-cell>
          <table:table-cell table:style-name="Tableau30.C5" office:value-type="string">
            <text:p text:style-name="P16">numeric</text:p>
          </table:table-cell>
        </table:table-row>
      </table:table>
      <text:p text:style-name="P47"/>
      <text:p text:style-name="P61"><text:span text:style-name="Police_20_par_20_défaut"><text:span text:style-name="T16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network_density(links:</text:span></text:span><text:span text:style-name="Police_20_par_20_défaut"><text:span text:style-name="T28"> see attribute </text:span></text:span><text:span text:style-name="Police_20_par_20_défaut"><text:span text:style-name="T19">node_links</text:span></text:span><text:span text:style-name="Police_20_par_20_défaut"><text:span text:style-name="T28"> or </text:span></text:span><text:span text:style-name="Police_20_par_20_défaut"><text:span text:style-name="T19">pattern_links)</text:span></text:span><text:span text:style-name="Police_20_par_20_défaut"><text:span text:style-name="T28">: numeric</text:span></text:span></text:p>
      <text:p text:style-name="P61"><text:span text:style-name="Police_20_par_20_défaut"><text:span text:style-name="T16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degree(ID:</text:span></text:span><text:span text:style-name="Police_20_par_20_défaut"><text:span text:style-name="T28"> numeric</text:span></text:span><text:span text:style-name="Police_20_par_20_défaut"><text:span text:style-name="T19">, links:</text:span></text:span><text:span text:style-name="Police_20_par_20_défaut"><text:span text:style-name="T28"> see attribute </text:span></text:span><text:span text:style-name="Police_20_par_20_défaut"><text:span text:style-name="T19">node_links</text:span></text:span><text:span text:style-name="Police_20_par_20_défaut"><text:span text:style-name="T28"> or </text:span></text:span><text:span text:style-name="Police_20_par_20_défaut"><text:span text:style-name="T19">pattern_links)</text:span></text:span><text:span text:style-name="Police_20_par_20_défaut"><text:span text:style-name="T28">: </text:span></text:span><text:span text:style-name="Police_20_par_20_défaut"><text:span text:style-name="T29">integer</text:span></text:span></text:p>
      <text:p text:style-name="P61"><text:span text:style-name="Police_20_par_20_défaut"><text:span text:style-name="T28"/></text:span></text:p>
      <text:p text:style-name="P92"><text:span text:style-name="Police_20_par_20_défaut"><text:span text:style-name="T16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itemset_chart(</text:span></text:span><text:span text:style-name="Police_20_par_20_défaut"><text:span text:style-name="T24">tnpc</text:span></text:span><text:span text:style-name="Police_20_par_20_défaut"><text:span text:style-name="T15">: character or TransactionSet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9"><text:span text:style-name="Police_20_par_20_défaut"><text:span text:style-name="T20"><text:tab/><text:tab/> <text:s text:c="3"/>identifiers</text:span></text:span><text:span text:style-name="Police_20_par_20_défaut"><text:span text:style-name="T15">: character, </text:span></text:span><text:span text:style-name="Police_20_par_20_défaut"><text:span text:style-name="T20">length_one</text:span></text:span><text:span text:style-name="Police_20_par_20_défaut"><text:span text:style-name="T15">: logical, </text:span></text:span><text:span text:style-name="Police_20_par_20_défaut"><text:span text:style-name="T20">jitter</text:span></text:span><text:span text:style-name="Police_20_par_20_défaut"><text:span text:style-name="T15">: logical, </text:span></text:span><text:span text:style-name="Police_20_par_20_défaut"><text:span text:style-name="T20">under</text:span></text:span><text:span text:style-name="Police_20_par_20_défaut"><text:span text:style-name="T15">: character,</text:span></text:span></text:p>
      <text:p text:style-name="P89"><text:span text:style-name="Police_20_par_20_défaut"><text:span text:style-name="T20"><text:tab/><text:tab/> <text:s text:c="3"/>over</text:span></text:span><text:span text:style-name="Police_20_par_20_défaut"><text:span text:style-name="T15">: character, 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</text:span></text:span></text:p>
      <text:p text:style-name="P89"><text:span text:style-name="Police_20_par_20_défaut"><text:span text:style-name="T20"><text:tab/><text:tab/> <text:s text:c="3"/>category</text:span></text:span><text:span text:style-name="Police_20_par_20_défaut"><text:span text:style-name="T15">: character or numeric, </text:span></text:span><text:span text:style-name="Police_20_par_20_défaut"><text:span text:style-name="T20">c.cutoff</text:span></text:span><text:span text:style-name="Police_20_par_20_défaut"><text:span text:style-name="T15">: numeric, </text:span></text:span><text:span text:style-name="Police_20_par_20_défaut"><text:span text:style-name="T20">sort_by</text:span></text:span><text:span text:style-name="Police_20_par_20_défaut"><text:span text:style-name="T15">: character,</text:span></text:span></text:p>
      <text:p text:style-name="P89"><text:span text:style-name="Police_20_par_20_défaut"><text:span text:style-name="T20"><text:tab/><text:tab/> <text:s text:c="3"/>title</text:span></text:span><text:span text:style-name="Police_20_par_20_défaut"><text:span text:style-name="T15">: character,</text:span></text:span><text:span text:style-name="Police_20_par_20_défaut"><text:span text:style-name="T20"> path</text:span></text:span><text:span text:style-name="Police_20_par_20_défaut"><text:span text:style-name="T15">: character, </text:span></text:span><text:span text:style-name="Police_20_par_20_défaut"><text:span text:style-name="T20">name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</text:span></text:span><text:span text:style-name="Police_20_par_20_défaut"><text:span text:style-name="T33">TransactionSet or </text:span></text:span><text:span text:style-name="Police_20_par_20_défaut"><text:span text:style-name="T15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8">ID</text:p>
          </table:table-cell>
          <table:table-cell table:style-name="Tableau31.B1" office:value-type="string">
            <text:p text:style-name="P8">node</text:p>
          </table:table-cell>
          <table:table-cell table:style-name="Tableau31.C1" office:value-type="string">
            <text:p text:style-name="P8">length</text:p>
          </table:table-cell>
          <table:table-cell table:style-name="Tableau31.D1" office:value-type="string">
            <text:p text:style-name="P8">frequency</text:p>
          </table:table-cell>
        </table:table-row>
        <table:table-row table:style-name="Tableau31.1">
          <table:table-cell table:style-name="Tableau31.A2" office:value-type="string">
            <text:p text:style-name="P36">integer</text:p>
          </table:table-cell>
          <table:table-cell table:style-name="Tableau31.B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1.C2" office:value-type="string">
            <text:p text:style-name="P31">integer</text:p>
          </table:table-cell>
          <table:table-cell table:style-name="Tableau31.D2" office:value-type="string">
            <text:p text:style-name="P36">integer</text:p>
          </table:table-cell>
        </table:table-row>
      </table:table>
      <text:p text:style-name="P58"><text:span text:style-name="Police_20_par_20_défaut"><text:span text:style-name="T15">or (depends on the type of entities contained in </text:span></text:span><text:span text:style-name="Police_20_par_20_défaut"><text:span text:style-name="T20">nopc</text:span></text:span><text:span text:style-name="Police_20_par_20_défaut"><text:span text:style-name="T15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8">ID</text:p>
          </table:table-cell>
          <table:table-cell table:style-name="Tableau32.B1" office:value-type="string">
            <text:p text:style-name="P8">pattern</text:p>
          </table:table-cell>
          <table:table-cell table:style-name="Tableau32.C1" office:value-type="string">
            <text:p text:style-name="P8">year</text:p>
          </table:table-cell>
          <table:table-cell table:style-name="Tableau32.D1" office:value-type="string">
            <text:p text:style-name="P8">length</text:p>
          </table:table-cell>
          <table:table-cell table:style-name="Tableau32.E1" office:value-type="string">
            <text:p text:style-name="P13">support</text:p>
          </table:table-cell>
          <table:table-cell table:style-name="Tableau32.F1" office:value-type="string">
            <text:p text:style-name="P8">frequency</text:p>
          </table:table-cell>
          <table:table-cell table:style-name="Tableau32.G1" office:value-type="string">
            <text:p text:style-name="P8">weight</text:p>
          </table:table-cell>
          <table:table-cell table:style-name="Tableau32.H1" office:value-type="string">
            <text:p text:style-name="P8">specificity</text:p>
          </table:table-cell>
          <table:table-cell table:style-name="Tableau32.I1" office:value-type="string">
            <text:p text:style-name="P8">status</text:p>
          </table:table-cell>
        </table:table-row>
        <table:table-row table:style-name="Tableau32.1">
          <table:table-cell table:style-name="Tableau32.A2" office:value-type="string">
            <text:p text:style-name="P36">integer</text:p>
          </table:table-cell>
          <table:table-cell table:style-name="Tableau32.B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2.C2" office:value-type="string">
            <text:p text:style-name="P36">integer</text:p>
          </table:table-cell>
          <table:table-cell table:style-name="Tableau32.D2" office:value-type="string">
            <text:p text:style-name="P31">integer</text:p>
          </table:table-cell>
          <table:table-cell table:style-name="Tableau32.E2" office:value-type="string">
            <text:p text:style-name="P22">numeric</text:p>
          </table:table-cell>
          <table:table-cell table:style-name="Tableau32.F2" office:value-type="string">
            <text:p text:style-name="P31">integer</text:p>
          </table:table-cell>
          <table:table-cell table:style-name="Tableau32.G2" office:value-type="string">
            <text:p text:style-name="P31">integer</text:p>
          </table:table-cell>
          <table:table-cell table:style-name="Tableau32.H2" office:value-type="string">
            <text:p text:style-name="P16">numeric</text:p>
          </table:table-cell>
          <table:table-cell table:style-name="Tableau32.I2" office:value-type="string">
            <text:p text:style-name="P16">character</text:p>
          </table:table-cell>
        </table:table-row>
      </table:table>
      <text:p text:style-name="P54"/>
      <text:p text:style-name="P58"><text:span text:style-name="Police_20_par_20_défaut"><text:span text:style-name="T16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category_tree_chart(category</text:span></text:span><text:span text:style-name="Police_20_par_20_défaut"><text:span text:style-name="T15">: character or numeric, </text:span></text:span><text:span text:style-name="Police_20_par_20_défaut"><text:span text:style-name="T20">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</text:span></text:span></text:p>
      <text:p text:style-name="P76"><text:span text:style-name="Police_20_par_20_défaut"><text:span text:style-name="T15"><text:s text:c="2"/></text:span></text:span><text:span text:style-name="Police_20_par_20_défaut"><text:span text:style-name="T20">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 </text:span></text:span><text:span text:style-name="Police_20_par_20_défaut"><text:span text:style-name="T20">c.cutoff</text:span></text:span><text:span text:style-name="Police_20_par_20_défaut"><text:span text:style-name="T15">: numeric,</text:span></text:span></text:p>
      <text:p text:style-name="P76"><text:span text:style-name="Police_20_par_20_défaut"><text:span text:style-name="T20"><text:s text:c="2"/>vertex_size</text:span></text:span><text:span text:style-name="Police_20_par_20_défaut"><text:span text:style-name="T15">: numeric, </text:span></text:span><text:span text:style-name="Police_20_par_20_défaut"><text:span text:style-name="T20">vertex_alpha</text:span></text:span><text:span text:style-name="Police_20_par_20_défaut"><text:span text:style-name="T15">: numeric, </text:span></text:span><text:span text:style-name="Police_20_par_20_défaut"><text:span text:style-name="T20">leaf_size</text:span></text:span><text:span text:style-name="Police_20_par_20_défaut"><text:span text:style-name="T15">: numeric,</text:span></text:span></text:p>
      <text:p text:style-name="P76"><text:span text:style-name="Police_20_par_20_défaut"><text:span text:style-name="T20"><text:s text:c="2"/>leaf_alpha</text:span></text:span><text:span text:style-name="Police_20_par_20_défaut"><text:span text:style-name="T15">: numeric, </text:span></text:span><text:span text:style-name="Police_20_par_20_défaut"><text:span text:style-name="T20">leaf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 </text:span></text:span></text:p>
      <text:p text:style-name="P76"><text:span text:style-name="Police_20_par_20_défaut"><text:span text:style-name="T20"><text:s text:c="2"/>label_margin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 ggplot2 graph</text:span></text:span></text:p>
      <text:p text:style-name="P54"/>
      <text:p text:style-name="P58"><text:span text:style-name="Police_20_par_20_défaut"><text:span text:style-name="T16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co_occurrence_chart(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 </text:span></text:span><text:span text:style-name="Police_20_par_20_défaut"><text:span text:style-name="T20">category</text:span></text:span><text:span text:style-name="Police_20_par_20_défaut"><text:span text:style-name="T15">: character or numeric,</text:span></text:span></text:p>
      <text:p text:style-name="P76"><text:span text:style-name="Police_20_par_20_défaut"><text:span text:style-name="T15"><text:s text:c="2"/></text:span></text:span><text:span text:style-name="Police_20_par_20_défaut"><text:span text:style-name="T20">co_occ</text:span></text:span><text:span text:style-name="Police_20_par_20_défaut"><text:span text:style-name="T15">: matrix(numeric), </text:span></text:span><text:span text:style-name="Police_20_par_20_défaut"><text:span text:style-name="T20">proportions</text:span></text:span><text:span text:style-name="Police_20_par_20_défaut"><text:span text:style-name="T15">: logical,</text:span></text:span><text:span text:style-name="Police_20_par_20_défaut"><text:span text:style-name="T20"> min_occ</text:span></text:span><text:span text:style-name="Police_20_par_20_défaut"><text:span text:style-name="T15">: numeric,</text:span></text:span></text:p>
      <text:p text:style-name="P76"><text:span text:style-name="Police_20_par_20_défaut"><text:span text:style-name="T15"><text:s text:c="2"/></text:span></text:span><text:span text:style-name="Police_20_par_20_défaut"><text:span text:style-name="T20">max_occ</text:span></text:span><text:span text:style-name="Police_20_par_20_défaut"><text:span text:style-name="T15">: numeric,</text:span></text:span><text:span text:style-name="Police_20_par_20_défaut"><text:span text:style-name="T20"> use_names</text:span></text:span><text:span text:style-name="Police_20_par_20_défaut"><text:span text:style-name="T15">: logical, </text:span></text:span><text:span text:style-name="Police_20_par_20_défaut"><text:span text:style-name="T20">n.cutoff</text:span></text:span><text:span text:style-name="Police_20_par_20_défaut"><text:span text:style-name="T15">: numeric, </text:span></text:span><text:span text:style-name="Police_20_par_20_défaut"><text:span text:style-name="T20">c.cutoff</text:span></text:span><text:span text:style-name="Police_20_par_20_défaut"><text:span text:style-name="T15">: numeric,</text:span></text:span></text:p>
      <text:p text:style-name="P76"><text:span text:style-name="Police_20_par_20_défaut"><text:span text:style-name="T20"><text:s text:c="2"/>sort_by</text:span></text:span><text:span text:style-name="Police_20_par_20_défaut"><text:span text:style-name="T15">: character, </text:span></text:span><text:span text:style-name="Police_20_par_20_défaut"><text:span text:style-name="T20">vertex_size</text:span></text:span><text:span text:style-name="Police_20_par_20_défaut"><text:span text:style-name="T15">: numeric, </text:span></text:span><text:span text:style-name="Police_20_par_20_défaut"><text:span text:style-name="T20">vertex_alpha</text:span></text:span><text:span text:style-name="Police_20_par_20_défaut"><text:span text:style-name="T15">: numeric,</text:span></text:span></text:p>
      <text:p text:style-name="P76"><text:span text:style-name="Police_20_par_20_défaut"><text:span text:style-name="T20"><text:s text:c="2"/>vertex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 </text:span></text:span><text:span text:style-name="Police_20_par_20_défaut"><text:span text:style-name="T20">label_margin</text:span></text:span><text:span text:style-name="Police_20_par_20_défaut"><text:span text:style-name="T15">: numeric,</text:span></text:span></text:p>
      <text:p text:style-name="P76"><text:span text:style-name="Police_20_par_20_défaut"><text:span text:style-name="T20"><text:s text:c="2"/>edge_looseness</text:span></text:span><text:span text:style-name="Police_20_par_20_défaut"><text:span text:style-name="T15">: numeric, </text:span></text:span><text:span text:style-name="Police_20_par_20_défaut"><text:span text:style-name="T20">edge_alpha</text:span></text:span><text:span text:style-name="Police_20_par_20_défaut"><text:span text:style-name="T15">: numeric,</text:span></text:span><text:span text:style-name="Police_20_par_20_défaut"><text:span text:style-name="T20"> palette</text:span></text:span><text:span text:style-name="Police_20_par_20_défaut"><text:span text:style-name="T15">: character or</text:span></text:span></text:p>
      <text:p text:style-name="P76"><text:span text:style-name="Police_20_par_20_défaut"><text:span text:style-name="T15"><text:s text:c="2"/>numeric, </text:span></text:span><text:span text:style-name="Police_20_par_20_défaut"><text:span text:style-name="T20">palette_direction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 ggplot2 graph</text:span></text:span></text:p>
      <text:p text:style-name="P54"/>
      <text:p text:style-name="P58"><text:span text:style-name="Police_20_par_20_défaut"><text:span text:style-name="T16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extract_rules(itemsets</text:span></text:span><text:span text:style-name="Police_20_par_20_défaut"><text:span text:style-name="T15">: character or list, </text:span></text:span><text:span text:style-name="Police_20_par_20_défaut"><text:span text:style-name="T20">pruning</text:span></text:span><text:span text:style-name="Police_20_par_20_défaut"><text:span text:style-name="T15">: logical, </text:span></text:span><text:span text:style-name="Police_20_par_20_défaut"><text:span text:style-name="T20">arules</text:span></text:span><text:span text:style-name="Police_20_par_20_défaut"><text:span text:style-name="T15">: logical, </text:span></text:span><text:span text:style-name="Police_20_par_20_défaut"><text:span text:style-name="T20">as_sets</text:span></text:span><text:span text:style-name="Police_20_par_20_défaut"><text:span text:style-name="T15">: logical, </text:span></text:span><text:span text:style-name="Police_20_par_20_défaut"><text:span text:style-name="T20">…)</text:span></text:span><text:span text:style-name="Police_20_par_20_défaut"><text:span text:style-name="T15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column table:style-name="Tableau33.G"/>
        <table:table-row table:style-name="Tableau33.1">
          <table:table-cell table:style-name="Tableau33.A1" office:value-type="string">
            <text:p text:style-name="P8">antecedent</text:p>
          </table:table-cell>
          <table:table-cell table:style-name="Tableau33.B1" office:value-type="string">
            <text:p text:style-name="P8"/>
          </table:table-cell>
          <table:table-cell table:style-name="Tableau33.C1" office:value-type="string">
            <text:p text:style-name="P8">consequent</text:p>
          </table:table-cell>
          <table:table-cell table:style-name="Tableau33.D1" office:value-type="string">
            <text:p text:style-name="P8">support</text:p>
          </table:table-cell>
          <table:table-cell table:style-name="Tableau33.E1" office:value-type="string">
            <text:p text:style-name="P8">confidence</text:p>
          </table:table-cell>
          <table:table-cell table:style-name="Tableau33.F1" office:value-type="string">
            <text:p text:style-name="P8">lift</text:p>
          </table:table-cell>
          <table:table-cell table:style-name="Tableau33.G1" office:value-type="string">
            <text:p text:style-name="P14">frequency</text:p>
          </table:table-cell>
        </table:table-row>
        <table:table-row table:style-name="Tableau33.1">
          <table:table-cell table:style-name="Tableau33.A2" office:value-type="string">
            <text:p text:style-name="P5"><text:span text:style-name="Police_20_par_20_défaut"><text:span text:style-name="T10">vector(</text:span></text:span><text:span text:style-name="Police_20_par_20_défaut"><text:span text:style-name="T17">character</text:span></text:span><text:span text:style-name="Police_20_par_20_défaut"><text:span text:style-name="T10">)</text:span></text:span></text:p>
          </table:table-cell>
          <table:table-cell table:style-name="Tableau33.B2" office:value-type="string">
            <text:p text:style-name="P16">=&gt;</text:p>
          </table:table-cell>
          <table:table-cell table:style-name="Tableau33.C2" office:value-type="string">
            <text:p text:style-name="P5"><text:span text:style-name="Police_20_par_20_défaut"><text:span text:style-name="T17">character</text:span></text:span></text:p>
          </table:table-cell>
          <table:table-cell table:style-name="Tableau33.D2" office:value-type="string">
            <text:p text:style-name="P16">numeric</text:p>
          </table:table-cell>
          <table:table-cell table:style-name="Tableau33.E2" office:value-type="string">
            <text:p text:style-name="P16">numeric</text:p>
          </table:table-cell>
          <table:table-cell table:style-name="Tableau33.F2" office:value-type="string">
            <text:p text:style-name="P16">numeric</text:p>
          </table:table-cell>
          <table:table-cell table:style-name="Tableau33.G2" office:value-type="string">
            <text:p text:style-name="P32">integer</text:p>
          </table:table-cell>
        </table:table-row>
      </table:table>
      <text:p text:style-name="P58"><text:span text:style-name="Police_20_par_20_défaut"><text:span text:style-name="T15">or (</text:span></text:span><text:span text:style-name="Police_20_par_20_défaut"><text:span text:style-name="T20">antecedent</text:span></text:span><text:span text:style-name="Police_20_par_20_défaut"><text:span text:style-name="T15"> and </text:span></text:span><text:span text:style-name="Police_20_par_20_défaut"><text:span text:style-name="T20">consequent</text:span></text:span><text:span text:style-name="Police_20_par_20_défaut"><text:span text:style-name="T15"> types depend on the value of </text:span></text:span><text:span text:style-name="Police_20_par_20_défaut"><text:span text:style-name="T20">as_sets</text:span></text:span><text:span text:style-name="Police_20_par_20_défaut"><text:span text:style-name="T15">; </text:span></text:span><text:span text:style-name="Police_20_par_20_défaut"><text:span text:style-name="T36">p</text:span></text:span><text:span text:style-name="Police_20_par_20_défaut"><text:span text:style-name="T15">resence of </text:span></text:span><text:span text:style-name="Police_20_par_20_défaut"><text:span text:style-name="T20">itemset</text:span></text:span><text:span text:style-name="Police_20_par_20_défaut"><text:span text:style-name="T15"> depends on the value of </text:span></text:span><text:span text:style-name="Police_20_par_20_défaut"><text:span text:style-name="T20">itemsets</text:span></text:span><text:span text:style-name="Police_20_par_20_défaut"><text:span text:style-name="T15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column table:style-name="Tableau34.H"/>
        <table:table-row table:style-name="Tableau34.1">
          <table:table-cell table:style-name="Tableau34.A1" office:value-type="string">
            <text:p text:style-name="P8">antecedent</text:p>
          </table:table-cell>
          <table:table-cell table:style-name="Tableau34.B1" office:value-type="string">
            <text:p text:style-name="P8"/>
          </table:table-cell>
          <table:table-cell table:style-name="Tableau34.C1" office:value-type="string">
            <text:p text:style-name="P8">consequent</text:p>
          </table:table-cell>
          <table:table-cell table:style-name="Tableau34.D1" office:value-type="string">
            <text:p text:style-name="P8">support</text:p>
          </table:table-cell>
          <table:table-cell table:style-name="Tableau34.E1" office:value-type="string">
            <text:p text:style-name="P8">confidence</text:p>
          </table:table-cell>
          <table:table-cell table:style-name="Tableau34.F1" office:value-type="string">
            <text:p text:style-name="P8">lift</text:p>
          </table:table-cell>
          <table:table-cell table:style-name="Tableau34.G1" office:value-type="string">
            <text:p text:style-name="P14">frequency</text:p>
          </table:table-cell>
          <table:table-cell table:style-name="Tableau34.H1" office:value-type="string">
            <text:p text:style-name="P8">itemset</text:p>
          </table:table-cell>
        </table:table-row>
        <table:table-row table:style-name="Tableau34.1">
          <table:table-cell table:style-name="Tableau34.A2" office:value-type="string">
            <text:p text:style-name="P16">factor</text:p>
          </table:table-cell>
          <table:table-cell table:style-name="Tableau34.B2" office:value-type="string">
            <text:p text:style-name="P16">=&gt;</text:p>
          </table:table-cell>
          <table:table-cell table:style-name="Tableau34.C2" office:value-type="string">
            <text:p text:style-name="P16">factor</text:p>
          </table:table-cell>
          <table:table-cell table:style-name="Tableau34.D2" office:value-type="string">
            <text:p text:style-name="P16">numeric</text:p>
          </table:table-cell>
          <table:table-cell table:style-name="Tableau34.E2" office:value-type="string">
            <text:p text:style-name="P16">numeric</text:p>
          </table:table-cell>
          <table:table-cell table:style-name="Tableau34.F2" office:value-type="string">
            <text:p text:style-name="P16">numeric</text:p>
          </table:table-cell>
          <table:table-cell table:style-name="Tableau34.G2" office:value-type="string">
            <text:p text:style-name="P32">integer</text:p>
          </table:table-cell>
          <table:table-cell table:style-name="Tableau34.H2" office:value-type="string">
            <text:p text:style-name="P33">integer</text:p>
          </table:table-cell>
        </table:table-row>
      </table:table>
      <text:p text:style-name="P51"/>
      <text:p text:style-name="P58"><text:span text:style-name="Police_20_par_20_défaut"><text:span text:style-name="T16"><draw:frame draw:style-name="fr2" draw:name="Objet88" text:anchor-type="as-char" svg:width="0.439cm" svg:height="0.467cm" draw:z-index="1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rules_chart(rules</text:span></text:span><text:span text:style-name="Police_20_par_20_défaut"><text:span text:style-name="T15">: see method </text:span></text:span><text:span text:style-name="Police_20_par_20_défaut"><text:span text:style-name="T20">extract_rules</text:span></text:span><text:span text:style-name="Police_20_par_20_défaut"><text:span text:style-name="T15">,</text:span></text:span><text:span text:style-name="Police_20_par_20_défaut"><text:span text:style-name="T20"> items</text:span></text:span><text:span text:style-name="Police_20_par_20_défaut"><text:span text:style-name="T15">: see attribute </text:span></text:span><text:span text:style-name="Police_20_par_20_défaut"><text:span text:style-name="T20">items</text:span></text:span><text:span text:style-name="Police_20_par_20_défaut"><text:span text:style-name="T15">,</text:span></text:span><text:span text:style-name="Police_20_par_20_défaut"><text:span text:style-name="T20"> parameter</text:span></text:span><text:span text:style-name="Police_20_par_20_défaut"><text:span text:style-name="T15">: list,</text:span></text:span></text:p>
      <text:p text:style-name="P80"><text:span text:style-name="Police_20_par_20_défaut"><text:span text:style-name="T20"><text:s text:c="13"/>display</text:span></text:span><text:span text:style-name="Police_20_par_20_défaut"><text:span text:style-name="T15">: character,</text:span></text:span><text:span text:style-name="Police_20_par_20_défaut"><text:span text:style-name="T20"> threshold</text:span></text:span><text:span text:style-name="Police_20_par_20_défaut"><text:span text:style-name="T15">: numeric,</text:span></text:span><text:span text:style-name="Police_20_par_20_défaut"><text:span text:style-name="T20"> </text:span></text:span><text:span text:style-name="Police_20_par_20_défaut"><text:span text:style-name="T23">direction</text:span></text:span><text:span text:style-name="Police_20_par_20_défaut"><text:span text:style-name="T31">: logical,</text:span></text:span><text:span text:style-name="Police_20_par_20_défaut"><text:span text:style-name="T22"> </text:span></text:span><text:span text:style-name="Police_20_par_20_défaut"><text:span text:style-name="T20">use_names</text:span></text:span><text:span text:style-name="Police_20_par_20_défaut"><text:span text:style-name="T15">: logical,</text:span></text:span></text:p>
      <text:p text:style-name="P80"><text:span text:style-name="Police_20_par_20_défaut"><text:span text:style-name="T20"><text:s text:c="13"/>n.cutoff</text:span></text:span><text:span text:style-name="Police_20_par_20_défaut"><text:span text:style-name="T15">: numeric, </text:span></text:span><text:span text:style-name="Police_20_par_20_défaut"><text:span text:style-name="T20">category</text:span></text:span><text:span text:style-name="Police_20_par_20_défaut"><text:span text:style-name="T15">: character or numeric,</text:span></text:span><text:span text:style-name="Police_20_par_20_défaut"><text:span text:style-name="T20"> c.cutoff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13"/>sort_by</text:span></text:span><text:span text:style-name="Police_20_par_20_défaut"><text:span text:style-name="T15">: character, </text:span></text:span><text:span text:style-name="Police_20_par_20_défaut"><text:span text:style-name="T20">vertex_size</text:span></text:span><text:span text:style-name="Police_20_par_20_défaut"><text:span text:style-name="T15">: numeric,</text:span></text:span><text:span text:style-name="Police_20_par_20_défaut"><text:span text:style-name="T20"> vertex_alpha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13"/>vertex_margin</text:span></text:span><text:span text:style-name="Police_20_par_20_défaut"><text:span text:style-name="T15">: numeric, </text:span></text:span><text:span text:style-name="Police_20_par_20_défaut"><text:span text:style-name="T20">label_size</text:span></text:span><text:span text:style-name="Police_20_par_20_défaut"><text:span text:style-name="T15">: numeric,</text:span></text:span><text:span text:style-name="Police_20_par_20_défaut"><text:span text:style-name="T20"> label_margin</text:span></text:span><text:span text:style-name="Police_20_par_20_défaut"><text:span text:style-name="T15">: numeric,</text:span></text:span></text:p>
      <text:p text:style-name="P80"><text:span text:style-name="Police_20_par_20_défaut"><text:span text:style-name="T20"><text:s text:c="13"/>edge_looseness</text:span></text:span><text:span text:style-name="Police_20_par_20_défaut"><text:span text:style-name="T15">: numeric, </text:span></text:span><text:span text:style-name="Police_20_par_20_défaut"><text:span text:style-name="T20">edge_alpha</text:span></text:span><text:span text:style-name="Police_20_par_20_défaut"><text:span text:style-name="T15">: numeric,</text:span></text:span><text:span text:style-name="Police_20_par_20_défaut"><text:span text:style-name="T20"> palette</text:span></text:span><text:span text:style-name="Police_20_par_20_défaut"><text:span text:style-name="T15">: character,</text:span></text:span></text:p>
      <text:p text:style-name="P80"><text:span text:style-name="Police_20_par_20_défaut"><text:span text:style-name="T20"><text:s text:c="13"/>palette_direction</text:span></text:span><text:span text:style-name="Police_20_par_20_défaut"><text:span text:style-name="T15">: numeric, </text:span></text:span><text:span text:style-name="Police_20_par_20_défaut"><text:span text:style-name="T20">plot</text:span></text:span><text:span text:style-name="Police_20_par_20_défaut"><text:span text:style-name="T15">: logical</text:span></text:span><text:span text:style-name="Police_20_par_20_défaut"><text:span text:style-name="T20">)</text:span></text:span><text:span text:style-name="Police_20_par_20_défaut"><text:span text:style-name="T15">: list<text:tab/></text:span></text:span></text:p>
      <text:p text:style-name="P54">[["graph"]]: ggplot2 graph</text:p>
      <text:p text:style-name="P58"><text:span text:style-name="Police_20_par_20_défaut"><text:span text:style-name="T15">[["rules"]]: see method </text:span></text:span><text:span text:style-name="Police_20_par_20_défaut"><text:span text:style-name="T20">extract_rules</text:span></text:span></text:p>
      <text:p text:style-name="P47"><text:soft-page-break/></text:p>
      <text:p text:style-name="P58"><text:span text:style-name="Police_20_par_20_défaut"><text:span text:style-name="T16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export(nporc</text:span></text:span><text:span text:style-name="Police_20_par_20_défaut"><text:span text:style-name="T15">: see attribute </text:span></text:span><text:span text:style-name="Police_20_par_20_défaut"><text:span text:style-name="T19">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28"> or return of function </text:span></text:span><text:span text:style-name="Police_20_par_20_défaut"><text:span text:style-name="T19">extract_rules</text:span></text:span><text:span text:style-name="Police_20_par_20_défaut"><text:span text:style-name="T15">, </text:span></text:span><text:span text:style-name="Police_20_par_20_défaut"><text:span text:style-name="T19">…)</text:span></text:span></text:p>
      <text:p text:style-name="P47"/>
      <text:p text:style-name="P65"><text:span text:style-name="Police_20_par_20_défaut"><text:span text:style-name="T16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0">get_trx_from_category(trx</text:span></text:span><text:span text:style-name="Police_20_par_20_défaut"><text:span text:style-name="T15">: </text:span></text:span><text:span text:style-name="Police_20_par_20_défaut"><text:span text:style-name="T32">character or </text:span></text:span><text:span text:style-name="Police_20_par_20_défaut"><text:span text:style-name="T15">TransactionSet,</text:span></text:span><text:span text:style-name="Police_20_par_20_défaut"><text:span text:style-name="T20"> category</text:span></text:span><text:span text:style-name="Police_20_par_20_défaut"><text:span text:style-name="T15">: character or numeric,</text:span></text:span></text:p>
      <text:p text:style-name="P65"><text:span text:style-name="Police_20_par_20_défaut"><text:span text:style-name="T20"><text:tab/><text:tab/><text:tab/> <text:s text:c="5"/>value</text:span></text:span><text:span text:style-name="Police_20_par_20_défaut"><text:span text:style-name="T15">: character, </text:span></text:span><text:span text:style-name="Police_20_par_20_défaut"><text:span text:style-name="T39">as_indices</text:span></text:span><text:span text:style-name="Police_20_par_20_défaut"><text:span text:style-name="T40">: logical</text:span></text:span><text:span text:style-name="Police_20_par_20_défaut"><text:span text:style-name="T20">)</text:span></text:span><text:span text:style-name="Police_20_par_20_défaut"><text:span text:style-name="T15">: TransactionSet or </text:span></text:span><text:span text:style-name="Police_20_par_20_défaut"><text:span text:style-name="T40">named</text:span></text:span></text:p>
      <text:p text:style-name="P65"><text:span text:style-name="Police_20_par_20_défaut"><text:span text:style-name="T39"><text:tab/><text:tab/><text:tab/> <text:s text:c="5"/></text:span></text:span><text:span text:style-name="Police_20_par_20_défaut"><text:span text:style-name="T40">vector(</text:span></text:span><text:span text:style-name="Police_20_par_20_défaut"><text:span text:style-name="T41">integer</text:span></text:span><text:span text:style-name="Police_20_par_20_défaut"><text:span text:style-name="T40">)</text:span></text:span></text:p>
      <text:p text:style-name="P47"/>
      <text:p text:style-name="P58"><text:span text:style-name="Police_20_par_20_défaut"><text:span text:style-name="T16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nodes(</text:span></text:span><text:bookmark-start text:name="_Hlk51355472"/><text:span text:style-name="Police_20_par_20_défaut"><text:span text:style-name="T19">nc</text:span></text:span><text:bookmark-end text:name="_Hlk51355472"/><text:span text:style-name="Police_20_par_20_défaut"><text:span text:style-name="T28">: character or see attribute </text:span></text:span><text:span text:style-name="Police_20_par_20_défaut"><text:span text:style-name="T19">nodes</text:span></text:span><text:span text:style-name="Police_20_par_20_défaut"><text:span text:style-name="T28">, </text:span></text:span><text:span text:style-name="Police_20_par_20_défaut"><text:span text:style-name="T19">element</text:span></text:span><text:span text:style-name="Police_20_par_20_défaut"><text:span text:style-name="T28">: character or numeric,</text:span></text:span></text:p>
      <text:p text:style-name="P74"><text:span text:style-name="Police_20_par_20_défaut"><text:span text:style-name="T28"><text:s text:c="12"/></text:span></text:span><text:span text:style-name="Police_20_par_20_défaut"><text:span text:style-name="T19">value</text:span></text:span><text:span text:style-name="Police_20_par_20_défaut"><text:span text:style-name="T28">: numeric or vector(numeric) or character or vector(character),</text:span></text:span></text:p>
      <text:p text:style-name="P74"><text:span text:style-name="Police_20_par_20_défaut"><text:span text:style-name="T28"><text:s text:c="12"/></text:span></text:span><text:span text:style-name="Police_20_par_20_défaut"><text:span text:style-name="T19">condition</text:span></text:span><text:span text:style-name="Police_20_par_20_défaut"><text:span text:style-name="T28">: character</text:span></text:span><text:span text:style-name="Police_20_par_20_défaut"><text:span text:style-name="T19">)</text:span></text:span><text:span text:style-name="Police_20_par_20_défaut"><text:span text:style-name="T28">: see attribute </text:span></text:span><text:span text:style-name="Police_20_par_20_défaut"><text:span text:style-name="T19">nodes</text:span></text:span></text:p>
      <text:p text:style-name="P58"><text:span text:style-name="Police_20_par_20_défaut"><text:span text:style-name="T17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items(nc</text:span></text:span><text:span text:style-name="Police_20_par_20_défaut"><text:span text:style-name="T15">: </text:span></text:span><text:span text:style-name="Police_20_par_20_défaut"><text:span text:style-name="T28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15">, </text:span></text:span><text:span text:style-name="Police_20_par_20_défaut"><text:span text:style-name="T19">items</text:span></text:span><text:span text:style-name="Police_20_par_20_défaut"><text:span text:style-name="T15">: vector(numeric),</text:span></text:span></text:p>
      <text:p text:style-name="P76"><text:span text:style-name="Police_20_par_20_défaut"><text:span text:style-name="T19"><text:s text:c="6"/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58"><text:span text:style-name="Police_20_par_20_défaut"><text:span text:style-name="T17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characteristic(nc</text:span></text:span><text:span text:style-name="Police_20_par_20_défaut"><text:span text:style-name="T15">: </text:span></text:span><text:span text:style-name="Police_20_par_20_défaut"><text:span text:style-name="T28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15">, </text:span></text:span><text:span text:style-name="Police_20_par_20_défaut"><text:span text:style-name="T19">characteristic</text:span></text:span><text:span text:style-name="Police_20_par_20_défaut"><text:span text:style-name="T15">: character, </text:span></text:span></text:p>
      <text:p text:style-name="P82"><text:span text:style-name="Police_20_par_20_défaut"><text:span text:style-name="T15"><text:s text:c="7"/></text:span></text:span><text:span text:style-name="Police_20_par_20_défaut"><text:span text:style-name="T19">value</text:span></text:span><text:span text:style-name="Police_20_par_20_défaut"><text:span text:style-name="T15">: numeric, 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58"><text:span text:style-name="Police_20_par_20_défaut"><text:span text:style-name="T17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nodes_from_category(nc</text:span></text:span><text:span text:style-name="Police_20_par_20_défaut"><text:span text:style-name="T15">: </text:span></text:span><text:span text:style-name="Police_20_par_20_défaut"><text:span text:style-name="T28">character or </text:span></text:span><text:span text:style-name="Police_20_par_20_défaut"><text:span text:style-name="T15">see attribute </text:span></text:span><text:span text:style-name="Police_20_par_20_défaut"><text:span text:style-name="T19">nodes</text:span></text:span><text:span text:style-name="Police_20_par_20_défaut"><text:span text:style-name="T28">,</text:span></text:span><text:span text:style-name="Police_20_par_20_défaut"><text:span text:style-name="T19"> category</text:span></text:span><text:span text:style-name="Police_20_par_20_défaut"><text:span text:style-name="T15">: character or numeric, </text:span></text:span></text:p>
      <text:p text:style-name="P76"><text:span text:style-name="Police_20_par_20_défaut"><text:span text:style-name="T15"><text:s text:c="12"/></text:span></text:span><text:span text:style-name="Police_20_par_20_défaut"><text:span text:style-name="T19">value</text:span></text:span><text:span text:style-name="Police_20_par_20_défaut"><text:span text:style-name="T15">: character, 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nodes</text:span></text:span></text:p>
      <text:p text:style-name="P54"/>
      <text:p text:style-name="P58"><text:span text:style-name="Police_20_par_20_défaut"><text:span text:style-name="T16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patterns(pc</text:span></text:span><text:span text:style-name="Police_20_par_20_défaut"><text:span text:style-name="T28">: character or see attribute </text:span></text:span><text:span text:style-name="Police_20_par_20_défaut"><text:span text:style-name="T19">patterns</text:span></text:span><text:span text:style-name="Police_20_par_20_défaut"><text:span text:style-name="T28">, </text:span></text:span><text:span text:style-name="Police_20_par_20_défaut"><text:span text:style-name="T19">element</text:span></text:span><text:span text:style-name="Police_20_par_20_défaut"><text:span text:style-name="T28">: character or numeric,</text:span></text:span></text:p>
      <text:p text:style-name="P74"><text:span text:style-name="Police_20_par_20_défaut"><text:span text:style-name="T28"><text:s text:c="16"/></text:span></text:span><text:span text:style-name="Police_20_par_20_défaut"><text:span text:style-name="T19">value</text:span></text:span><text:span text:style-name="Police_20_par_20_défaut"><text:span text:style-name="T28">: numeric or vector(numeric) or character or vector(character),</text:span></text:span></text:p>
      <text:p text:style-name="P74"><text:span text:style-name="Police_20_par_20_défaut"><text:span text:style-name="T28"><text:s text:c="16"/></text:span></text:span><text:span text:style-name="Police_20_par_20_défaut"><text:span text:style-name="T19">condition</text:span></text:span><text:span text:style-name="Police_20_par_20_défaut"><text:span text:style-name="T28">: character</text:span></text:span><text:span text:style-name="Police_20_par_20_défaut"><text:span text:style-name="T19">)</text:span></text:span><text:span text:style-name="Police_20_par_20_défaut"><text:span text:style-name="T28">: see attribute </text:span></text:span><text:span text:style-name="Police_20_par_20_défaut"><text:span text:style-name="T19">patterns</text:span></text:span></text:p>
      <text:p text:style-name="P58"><text:span text:style-name="Police_20_par_20_défaut"><text:span text:style-name="T17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items(pc</text:span></text:span><text:span text:style-name="Police_20_par_20_défaut"><text:span text:style-name="T15">: </text:span></text:span><text:span text:style-name="Police_20_par_20_défaut"><text:span text:style-name="T28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19">items</text:span></text:span><text:span text:style-name="Police_20_par_20_défaut"><text:span text:style-name="T15">: vector(numeric),</text:span></text:span></text:p>
      <text:p text:style-name="P85"><text:span text:style-name="Police_20_par_20_défaut"><text:span text:style-name="T15"><text:s text:c="11"/>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58"><text:span text:style-name="Police_20_par_20_défaut"><text:span text:style-name="T17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characteristic(pc</text:span></text:span><text:span text:style-name="Police_20_par_20_défaut"><text:span text:style-name="T15">:</text:span></text:span><text:span text:style-name="Police_20_par_20_défaut"><text:span text:style-name="T28"> character or</text:span></text:span><text:span text:style-name="Police_20_par_20_défaut"><text:span text:style-name="T15"> 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6"><text:span text:style-name="Police_20_par_20_défaut"><text:span text:style-name="T15"><text:s text:c="11"/></text:span></text:span><text:span text:style-name="Police_20_par_20_défaut"><text:span text:style-name="T19">characteristic</text:span></text:span><text:span text:style-name="Police_20_par_20_défaut"><text:span text:style-name="T15">: character, </text:span></text:span><text:span text:style-name="Police_20_par_20_défaut"><text:span text:style-name="T19">value</text:span></text:span><text:span text:style-name="Police_20_par_20_défaut"><text:span text:style-name="T15">: numeric,</text:span></text:span><text:span text:style-name="Police_20_par_20_défaut"><text:span text:style-name="T19"> 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</text:span></text:span></text:p>
      <text:p text:style-name="P86"><text:span text:style-name="Police_20_par_20_défaut"><text:span text:style-name="T19"><text:s text:c="11"/></text:span></text:span><text:span text:style-name="Police_20_par_20_défaut"><text:span text:style-name="T15">see attribute </text:span></text:span><text:span text:style-name="Police_20_par_20_défaut"><text:span text:style-name="T19">patterns</text:span></text:span></text:p>
      <text:p text:style-name="P58"><text:span text:style-name="Police_20_par_20_défaut"><text:span text:style-name="T17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status(pc</text:span></text:span><text:span text:style-name="Police_20_par_20_défaut"><text:span text:style-name="T15">: </text:span></text:span><text:span text:style-name="Police_20_par_20_défaut"><text:span text:style-name="T28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 </text:span></text:span><text:span text:style-name="Police_20_par_20_défaut"><text:span text:style-name="T19">value</text:span></text:span><text:span text:style-name="Police_20_par_20_défaut"><text:span text:style-name="T15">: vector(character),</text:span></text:span></text:p>
      <text:p text:style-name="P85"><text:span text:style-name="Police_20_par_20_défaut"><text:span text:style-name="T15"><text:s text:c="12"/></text:span></text:span><text:span text:style-name="Police_20_par_20_défaut"><text:span text:style-name="T19"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58"><text:span text:style-name="Police_20_par_20_défaut"><text:span text:style-name="T17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get_patterns_from_category(pc</text:span></text:span><text:span text:style-name="Police_20_par_20_défaut"><text:span text:style-name="T15">: </text:span></text:span><text:span text:style-name="Police_20_par_20_défaut"><text:span text:style-name="T28">character or </text:span></text:span><text:span text:style-name="Police_20_par_20_défaut"><text:span text:style-name="T15">see attribute </text:span></text:span><text:span text:style-name="Police_20_par_20_défaut"><text:span text:style-name="T19">patterns</text:span></text:span><text:span text:style-name="Police_20_par_20_défaut"><text:span text:style-name="T15">,</text:span></text:span></text:p>
      <text:p text:style-name="P82"><text:span text:style-name="Police_20_par_20_défaut"><text:span text:style-name="T15"><text:s text:c="2"/></text:span></text:span><text:span text:style-name="Police_20_par_20_défaut"><text:span text:style-name="T19">category</text:span></text:span><text:span text:style-name="Police_20_par_20_défaut"><text:span text:style-name="T15">: character or numeric, </text:span></text:span><text:span text:style-name="Police_20_par_20_défaut"><text:span text:style-name="T19">value</text:span></text:span><text:span text:style-name="Police_20_par_20_défaut"><text:span text:style-name="T15">: character,</text:span></text:span></text:p>
      <text:p text:style-name="P82"><text:span text:style-name="Police_20_par_20_défaut"><text:span text:style-name="T19"><text:s text:c="2"/>condition</text:span></text:span><text:span text:style-name="Police_20_par_20_défaut"><text:span text:style-name="T15">: character</text:span></text:span><text:span text:style-name="Police_20_par_20_défaut"><text:span text:style-name="T19">)</text:span></text:span><text:span text:style-name="Police_20_par_20_défaut"><text:span text:style-name="T15">: see attribute </text:span></text:span><text:span text:style-name="Police_20_par_20_défaut"><text:span text:style-name="T19">patterns</text:span></text:span></text:p>
      <text:p text:style-name="P47"/>
      <text:p text:style-name="P58"><text:span text:style-name="Police_20_par_20_défaut"><text:span text:style-name="T16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link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28">: see attribute </text:span></text:span><text:span text:style-name="Police_20_par_20_défaut"><text:span text:style-name="T19">node_links</text:span></text:span><text:span text:style-name="Police_20_par_20_défaut"><text:span text:style-name="T28"> or</text:span></text:span></text:p>
      <text:p text:style-name="P79"><text:span text:style-name="Police_20_par_20_défaut"><text:span text:style-name="T28"><text:s text:c="9"/></text:span></text:span><text:span text:style-name="Police_20_par_20_défaut"><text:span text:style-name="T19">pattern_links</text:span></text:span></text:p>
      <text:p text:style-name="P58"><text:span text:style-name="Police_20_par_20_défaut"><text:span text:style-name="T16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isolate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28">: </text:span></text:span><text:span text:style-name="Police_20_par_20_défaut"><text:span text:style-name="T15">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</text:span></text:span></text:p>
      <text:p text:style-name="P58"><text:span text:style-name="Police_20_par_20_défaut"><text:span text:style-name="T16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non_isolates(nopc</text:span></text:span><text:span text:style-name="Police_20_par_20_défaut"><text:span text:style-name="T15">: character or see attribute</text:span></text:span><text:span text:style-name="Police_20_par_20_défaut"><text:span text:style-name="T19"> nodes</text:span></text:span><text:span text:style-name="Police_20_par_20_défaut"><text:span text:style-name="T15"> or </text:span></text:span><text:span text:style-name="Police_20_par_20_défaut"><text:span text:style-name="T19">patterns)</text:span></text:span><text:span text:style-name="Police_20_par_20_défaut"><text:span text:style-name="T28">: </text:span></text:span><text:span text:style-name="Police_20_par_20_défaut"><text:span text:style-name="T15">see attribute</text:span></text:span><text:span text:style-name="Police_20_par_20_défaut"><text:span text:style-name="T19"> nodes</text:span></text:span><text:span text:style-name="Police_20_par_20_défaut"><text:span text:style-name="T15"> or</text:span></text:span></text:p>
      <text:p text:style-name="P71"><text:span text:style-name="Police_20_par_20_défaut"><text:span text:style-name="T15"><text:s text:c="9"/></text:span></text:span><text:span text:style-name="Police_20_par_20_défaut"><text:span text:style-name="T19">patterns</text:span></text:span></text:p>
      <text:p text:style-name="P58"><text:span text:style-name="Police_20_par_20_défaut"><text:span text:style-name="T16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19">get_complexes(nopc</text:span></text:span><text:span text:style-name="Police_20_par_20_défaut"><text:span text:style-name="T28">: </text:span></text:span><text:span text:style-name="Police_20_par_20_défaut"><text:span text:style-name="T15">character or </text:span></text:span><text:span text:style-name="Police_20_par_20_défaut"><text:span text:style-name="T28">see attribute </text:span></text:span><text:span text:style-name="Police_20_par_20_défaut"><text:span text:style-name="T19">nodes</text:span></text:span><text:span text:style-name="Police_20_par_20_défaut"><text:span text:style-name="T28"> or </text:span></text:span><text:span text:style-name="Police_20_par_20_défaut"><text:span text:style-name="T19">patterns</text:span></text:span><text:span text:style-name="Police_20_par_20_défaut"><text:span text:style-name="T28">,</text:span></text:span></text:p>
      <text:p text:style-name="P87"><text:span text:style-name="Police_20_par_20_défaut"><text:span text:style-name="T19">category</text:span></text:span><text:span text:style-name="Police_20_par_20_défaut"><text:span text:style-name="T28">: </text:span></text:span><text:span text:style-name="Police_20_par_20_défaut"><text:span text:style-name="T15">character or numeric, </text:span></text:span><text:span text:style-name="Police_20_par_20_défaut"><text:span text:style-name="T20">condition</text:span></text:span><text:span text:style-name="Police_20_par_20_défaut"><text:span text:style-name="T15">: character, </text:span></text:span><text:span text:style-name="Police_20_par_20_défaut"><text:span text:style-name="T20">min_nb_values</text:span></text:span><text:span text:style-name="Police_20_par_20_défaut"><text:span text:style-name="T15">: numeric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87"><text:span text:style-name="Police_20_par_20_défaut"><text:span text:style-name="T15">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/text:p>
      <text:p text:style-name="P88"/>
      <text:p text:style-name="P58"><text:span text:style-name="Police_20_par_20_défaut"><text:span text:style-name="T17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7">get_</text:span></text:span><text:span text:style-name="Police_20_par_20_défaut"><text:span text:style-name="T20">item_names(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54"><text:s text:c="38"/>vector(character)</text:p>
      <text:p text:style-name="P54"><text:soft-page-break/></text:p>
      <text:p text:style-name="P63"><text:span text:style-name="Police_20_par_20_défaut"><text:span text:style-name="T17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7">get_</text:span></text:span><text:span text:style-name="Police_20_par_20_défaut"><text:span text:style-name="T20">item_</text:span></text:span><text:span text:style-name="Police_20_par_20_défaut"><text:span text:style-name="T21">colors</text:span></text:span><text:span text:style-name="Police_20_par_20_défaut"><text:span text:style-name="T20">(</text:span></text:span><text:span text:style-name="Police_20_par_20_défaut"><text:span text:style-name="T21">category</text:span></text:span><text:span text:style-name="Police_20_par_20_défaut"><text:span text:style-name="T30">: character or numeric,</text:span></text:span></text:p>
      <text:p text:style-name="P63"><text:span text:style-name="Police_20_par_20_défaut"><text:span text:style-name="T20"><text:s text:c="37"/>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55"><text:s text:c="37"/>vector(character)</text:p>
      <text:p text:style-name="P55"/>
      <text:p text:style-name="P58"><text:span text:style-name="Police_20_par_20_défaut"><text:span text:style-name="T16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6"><text:s/></text:span></text:span><text:span text:style-name="Police_20_par_20_défaut"><text:span text:style-name="T26">category_values</text:span></text:span><text:span text:style-name="Police_20_par_20_défaut"><text:span text:style-name="T19">(itemsets</text:span></text:span><text:span text:style-name="Police_20_par_20_défaut"><text:span text:style-name="T28">: </text:span></text:span><text:span text:style-name="Police_20_par_20_défaut"><text:span text:style-name="T15">list(vector(character))</text:span></text:span><text:span text:style-name="Police_20_par_20_défaut"><text:span text:style-name="T28">, </text:span></text:span><text:span text:style-name="Police_20_par_20_défaut"><text:span text:style-name="T19">as_character</text:span></text:span><text:span text:style-name="Police_20_par_20_défaut"><text:span text:style-name="T28">: logical, </text:span></text:span><text:span text:style-name="Police_20_par_20_défaut"><text:span text:style-name="T19">unique</text:span></text:span><text:span text:style-name="Police_20_par_20_défaut"><text:span text:style-name="T28">: logical</text:span></text:span><text:span text:style-name="Police_20_par_20_défaut"><text:span text:style-name="T19">)</text:span></text:span><text:span text:style-name="Police_20_par_20_défaut"><text:span text:style-name="T28">:</text:span></text:span></text:p>
      <text:p text:style-name="P49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204621759344">
          <table:table-cell table:style-name="Tableau35.A1" office:value-type="string">
            <text:p text:style-name="P41">$category1</text:p>
          </table:table-cell>
          <table:table-cell table:style-name="Tableau35.A1" office:value-type="string">
            <text:p text:style-name="P41">$category2</text:p>
          </table:table-cell>
          <table:table-cell table:style-name="Tableau35.A1" office:value-type="string">
            <text:p text:style-name="P40">…</text:p>
          </table:table-cell>
          <table:table-cell table:style-name="Tableau35.A1" office:value-type="string">
            <text:p text:style-name="P41">$categoryC</text:p>
          </table:table-cell>
        </table:table-row>
        <table:table-row table:style-name="TableLine2204621775664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8">itemset 1</text:p>
                </table:table-cell>
                <table:table-cell table:style-name="Tableau36.B1" office:value-type="string">
                  <text:p text:style-name="P16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8">itemset 2</text:p>
                </table:table-cell>
                <table:table-cell table:style-name="Tableau36.B2" office:value-type="string">
                  <text:p text:style-name="P16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8">…</text:p>
                </table:table-cell>
                <table:table-cell table:style-name="Tableau36.B3" office:value-type="string">
                  <text:p text:style-name="P16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5"><text:span text:style-name="Police_20_par_20_défaut"><text:span text:style-name="T13">itemset</text:span></text:span><text:span text:style-name="Police_20_par_20_défaut"><text:span text:style-name="T13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6">factor</text:p>
                </table:table-cell>
              </table:table-row>
            </table:table>
            <text:p text:style-name="P41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8">itemset 1</text:p>
                </table:table-cell>
                <table:table-cell table:style-name="Tableau37.B1" office:value-type="string">
                  <text:p text:style-name="P16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8">itemset 2</text:p>
                </table:table-cell>
                <table:table-cell table:style-name="Tableau37.B2" office:value-type="string">
                  <text:p text:style-name="P16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8">…</text:p>
                </table:table-cell>
                <table:table-cell table:style-name="Tableau37.B3" office:value-type="string">
                  <text:p text:style-name="P16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5"><text:span text:style-name="Police_20_par_20_défaut"><text:span text:style-name="T13">itemset</text:span></text:span><text:span text:style-name="Police_20_par_20_défaut"><text:span text:style-name="T13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6">factor</text:p>
                </table:table-cell>
              </table:table-row>
            </table:table>
            <text:p text:style-name="P41"/>
          </table:table-cell>
          <table:table-cell table:style-name="Tableau35.C2" office:value-type="string">
            <text:p text:style-name="P40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8">itemset 1</text:p>
                </table:table-cell>
                <table:table-cell table:style-name="Tableau38.B1" office:value-type="string">
                  <text:p text:style-name="P16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8">itemset 2</text:p>
                </table:table-cell>
                <table:table-cell table:style-name="Tableau38.B2" office:value-type="string">
                  <text:p text:style-name="P16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8">…</text:p>
                </table:table-cell>
                <table:table-cell table:style-name="Tableau38.B3" office:value-type="string">
                  <text:p text:style-name="P16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5"><text:span text:style-name="Police_20_par_20_défaut"><text:span text:style-name="T13">itemset</text:span></text:span><text:span text:style-name="Police_20_par_20_défaut"><text:span text:style-name="T13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6">factor</text:p>
                </table:table-cell>
              </table:table-row>
            </table:table>
            <text:p text:style-name="P41"/>
          </table:table-cell>
        </table:table-row>
      </table:table>
      <text:p text:style-name="P60"><text:span text:style-name="Police_20_par_20_défaut"><text:span text:style-name="T28">or data.frame (according to the value of </text:span></text:span><text:span text:style-name="Police_20_par_20_défaut"><text:span text:style-name="T19">as_character</text:span></text:span><text:span text:style-name="Police_20_par_20_défaut"><text:span text:style-name="T28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6"> </text:p>
          </table:table-cell>
          <table:table-cell table:style-name="Tableau39.B1" office:value-type="string">
            <text:p text:style-name="P8">category 1</text:p>
          </table:table-cell>
          <table:table-cell table:style-name="Tableau39.C1" office:value-type="string">
            <text:p text:style-name="P8">category 2</text:p>
          </table:table-cell>
          <table:table-cell table:style-name="Tableau39.D1" office:value-type="string">
            <text:p text:style-name="P8">…</text:p>
          </table:table-cell>
          <table:table-cell table:style-name="Tableau39.E1" office:value-type="string">
            <text:p text:style-name="P8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8">itemset 1</text:p>
          </table:table-cell>
          <table:table-cell table:style-name="Tableau39.B2" office:value-type="string">
            <text:p text:style-name="P16">vector(character)</text:p>
          </table:table-cell>
          <table:table-cell table:style-name="Tableau39.C2" office:value-type="string">
            <text:p text:style-name="P16">vector(character)</text:p>
          </table:table-cell>
          <table:table-cell table:style-name="Tableau39.D2" office:value-type="string">
            <text:p text:style-name="P16">…</text:p>
          </table:table-cell>
          <table:table-cell table:style-name="Tableau39.E2" office:value-type="string">
            <text:p text:style-name="P16">vector(character)</text:p>
          </table:table-cell>
        </table:table-row>
        <table:table-row table:style-name="Tableau39.1">
          <table:table-cell table:style-name="Tableau39.A3" office:value-type="string">
            <text:p text:style-name="P8">itemset 2</text:p>
          </table:table-cell>
          <table:table-cell table:style-name="Tableau39.B3" office:value-type="string">
            <text:p text:style-name="P16">vector(character)</text:p>
          </table:table-cell>
          <table:table-cell table:style-name="Tableau39.C3" office:value-type="string">
            <text:p text:style-name="P16">vector(character)</text:p>
          </table:table-cell>
          <table:table-cell table:style-name="Tableau39.D3" office:value-type="string">
            <text:p text:style-name="P16">…</text:p>
          </table:table-cell>
          <table:table-cell table:style-name="Tableau39.E3" office:value-type="string">
            <text:p text:style-name="P16">vector(character)</text:p>
          </table:table-cell>
        </table:table-row>
        <table:table-row table:style-name="Tableau39.1">
          <table:table-cell table:style-name="Tableau39.A4" office:value-type="string">
            <text:p text:style-name="P8">…</text:p>
          </table:table-cell>
          <table:table-cell table:style-name="Tableau39.B4" office:value-type="string">
            <text:p text:style-name="P16">…</text:p>
          </table:table-cell>
          <table:table-cell table:style-name="Tableau39.C4" office:value-type="string">
            <text:p text:style-name="P16">…</text:p>
          </table:table-cell>
          <table:table-cell table:style-name="Tableau39.D4" office:value-type="string">
            <text:p text:style-name="P16">…</text:p>
          </table:table-cell>
          <table:table-cell table:style-name="Tableau39.E4" office:value-type="string">
            <text:p text:style-name="P16">…</text:p>
          </table:table-cell>
        </table:table-row>
        <table:table-row table:style-name="Tableau39.1">
          <table:table-cell table:style-name="Tableau39.A5" office:value-type="string">
            <text:p text:style-name="P5"><text:span text:style-name="Police_20_par_20_défaut"><text:span text:style-name="T13">itemset</text:span></text:span><text:span text:style-name="Police_20_par_20_défaut"><text:span text:style-name="T13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6">vector(character)</text:p>
          </table:table-cell>
          <table:table-cell table:style-name="Tableau39.C5" office:value-type="string">
            <text:p text:style-name="P16">vector(character)</text:p>
          </table:table-cell>
          <table:table-cell table:style-name="Tableau39.D5" office:value-type="string">
            <text:p text:style-name="P16">…</text:p>
          </table:table-cell>
          <table:table-cell table:style-name="Tableau39.E5" office:value-type="string">
            <text:p text:style-name="P16">vector(character)</text:p>
          </table:table-cell>
        </table:table-row>
      </table:table>
      <text:p text:style-name="P48"/>
      <text:p text:style-name="P62"><text:span text:style-name="Police_20_par_20_défaut"><text:span text:style-name="T17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9">check_access_for_category(category</text:span></text:span><text:span text:style-name="Police_20_par_20_défaut"><text:span text:style-name="T15">: character or numeric, </text:span></text:span><text:span text:style-name="Police_20_par_20_défaut"><text:span text:style-name="T19">value</text:span></text:span><text:span text:style-name="Police_20_par_20_défaut"><text:span text:style-name="T15">: character, </text:span></text:span><text:span text:style-name="Police_20_par_20_défaut"><text:span text:style-name="T20">stop</text:span></text:span><text:span text:style-name="Police_20_par_20_défaut"><text:span text:style-name="T15">: logical</text:span></text:span><text:span text:style-name="Police_20_par_20_défaut"><text:span text:style-name="T19">)</text:span></text:span><text:span text:style-name="Police_20_par_20_défaut"><text:span text:style-name="T28">:</text:span></text:span></text:p>
      <text:p text:style-name="P62"><text:span text:style-name="Police_20_par_20_défaut"><text:span text:style-name="T28"><text:tab/><text:tab/><text:tab/><text:tab/>logical</text:span></text:span></text:p>
      <text:p text:style-name="P58"><text:span text:style-name="Police_20_par_20_défaut"><text:span text:style-name="T17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7">has_</text:span></text:span><text:span text:style-name="Police_20_par_20_défaut"><text:span text:style-name="T20">item_names()</text:span></text:span><text:span text:style-name="Police_20_par_20_défaut"><text:span text:style-name="T15">: logical</text:span></text:span></text:p>
      <text:p text:style-name="P58"><text:span text:style-name="Police_20_par_20_défaut"><text:span text:style-name="T17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items(items</text:span></text:span><text:span text:style-name="Police_20_par_20_défaut"><text:span text:style-name="T15">: vector(character) or vector(numeric) according to the attribute </text:span></text:span><text:span text:style-name="Police_20_par_20_défaut"><text:span text:style-name="T20">items)</text:span></text:span><text:span text:style-name="Police_20_par_20_défaut"><text:span text:style-name="T15">:</text:span></text:span></text:p>
      <text:p text:style-name="P74"><text:span text:style-name="Police_20_par_20_défaut"><text:span text:style-name="T15"><text:s text:c="11"/>see attribute </text:span></text:span><text:span text:style-name="Police_20_par_20_défaut"><text:span text:style-name="T20">items</text:span></text:span></text:p>
      <text:p text:style-name="P58"><text:span text:style-name="Police_20_par_20_défaut"><text:span text:style-name="T17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7">get_items_from_category</text:span></text:span><text:span text:style-name="Police_20_par_20_défaut"><text:span text:style-name="T20">(category</text:span></text:span><text:span text:style-name="Police_20_par_20_défaut"><text:span text:style-name="T15">: character or numeric, </text:span></text:span><text:span text:style-name="Police_20_par_20_défaut"><text:span text:style-name="T20">value</text:span></text:span><text:span text:style-name="Police_20_par_20_défaut"><text:span text:style-name="T15">: character,</text:span></text:span></text:p>
      <text:p text:style-name="P85"><text:span text:style-name="Police_20_par_20_défaut"><text:span text:style-name="T15"><text:s text:c="12"/></text:span></text:span><text:span text:style-name="Police_20_par_20_défaut"><text:span text:style-name="T20">force_character</text:span></text:span><text:span text:style-name="Police_20_par_20_défaut"><text:span text:style-name="T15">: logical</text:span></text:span><text:span text:style-name="Police_20_par_20_défaut"><text:span text:style-name="T20">)</text:span></text:span><text:span text:style-name="Police_20_par_20_défaut"><text:span text:style-name="T15">: vector(character) or vector(numeric)</text:span></text:span></text:p>
      <text:p text:style-name="P58"><text:span text:style-name="Police_20_par_20_défaut"><text:span text:style-name="T17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tnp(tnp</text:span></text:span><text:span text:style-name="Police_20_par_20_défaut"><text:span text:style-name="T15">: character or TransactionSet or 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text:span text:style-name="Police_20_par_20_défaut"><text:span text:style-name="T15">, </text:span></text:span><text:span text:style-name="Police_20_par_20_défaut"><text:span text:style-name="T20">entities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9"><text:span text:style-name="Police_20_par_20_défaut"><text:span text:style-name="T15"><text:s text:c="7"/></text:span></text:span><text:span text:style-name="Police_20_par_20_défaut"><text:span text:style-name="T32">TransactionSet or </text:span></text:span><text:span text:style-name="Police_20_par_20_défaut"><text:span text:style-name="T15">see attribute </text:span></text:span><text:span text:style-name="Police_20_par_20_défaut"><text:span text:style-name="T20">nodes</text:span></text:span><text:span text:style-name="Police_20_par_20_défaut"><text:span text:style-name="T15"> or </text:span></text:span><text:span text:style-name="Police_20_par_20_défaut"><text:span text:style-name="T20">patterns</text:span></text:span></text:p>
      <text:p text:style-name="P58"><text:span text:style-name="Police_20_par_20_défaut"><text:span text:style-name="T17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get_tnp_itemsets(tnp</text:span></text:span><text:span text:style-name="Police_20_par_20_défaut"><text:span text:style-name="T15">: character or list(vector(character)), </text:span></text:span><text:span text:style-name="Police_20_par_20_défaut"><text:span text:style-name="T20">entities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</text:span></text:span></text:p>
      <text:p text:style-name="P72"><text:span text:style-name="Police_20_par_20_défaut"><text:span text:style-name="T15"><text:s text:c="11"/>list(vector(character))</text:span></text:span></text:p>
      <text:p text:style-name="P58"><text:span text:style-name="Police_20_par_20_défaut"><text:span text:style-name="T17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which_entities(npr</text:span></text:span><text:span text:style-name="Police_20_par_20_défaut"><text:span text:style-name="T15">: see attribute </text:span></text:span><text:span text:style-name="Police_20_par_20_défaut"><text:span text:style-name="T19">nodes</text:span></text:span><text:span text:style-name="Police_20_par_20_défaut"><text:span text:style-name="T15"> or </text:span></text:span><text:span text:style-name="Police_20_par_20_défaut"><text:span text:style-name="T19">patterns</text:span></text:span><text:span text:style-name="Police_20_par_20_défaut"><text:span text:style-name="T28"> or return of function </text:span></text:span><text:span text:style-name="Police_20_par_20_défaut"><text:span text:style-name="T19">extract_rules</text:span></text:span><text:span text:style-name="Police_20_par_20_défaut"><text:span text:style-name="T28">,</text:span></text:span></text:p>
      <text:p text:style-name="P71"><text:span text:style-name="Police_20_par_20_défaut"><text:span text:style-name="T19"><text:s text:c="5"/>entities</text:span></text:span><text:span text:style-name="Police_20_par_20_défaut"><text:span text:style-name="T28">: character</text:span></text:span><text:span text:style-name="Police_20_par_20_défaut"><text:span text:style-name="T20">)</text:span></text:span><text:span text:style-name="Police_20_par_20_défaut"><text:span text:style-name="T15">: character</text:span></text:span></text:p>
      <text:p text:style-name="P58"><text:span text:style-name="Police_20_par_20_défaut"><text:span text:style-name="T17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20">which_associated_links(name</text:span></text:span><text:span text:style-name="Police_20_par_20_défaut"><text:span text:style-name="T15">: character</text:span></text:span><text:span text:style-name="Police_20_par_20_défaut"><text:span text:style-name="T20">)</text:span></text:span><text:span text:style-name="Police_20_par_20_défaut"><text:span text:style-name="T15">: character</text:span></text:span></text:p>
      <text:p text:style-name="P90"><text:span text:style-name="Police_20_par_20_défaut"><text:span text:style-name="T38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8"><text:s/></text:span></text:span><text:span text:style-name="Police_20_par_20_défaut"><text:span text:style-name="T37">which_name(name</text:span></text:span><text:span text:style-name="Police_20_par_20_défaut"><text:span text:style-name="T42">: character or vector(character)</text:span></text:span><text:span text:style-name="Police_20_par_20_défaut"><text:span text:style-name="T37">)</text:span></text:span><text:span text:style-name="Police_20_par_20_défaut"><text:span text:style-name="T42">: character or vector(character)</text:span></text:span></text:p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386e28"/>
    </style:style>
    <style:style style:name="MT6" style:family="text">
      <style:text-properties style:use-window-font-color="true" loext:opacity="0%" style:font-name="Calibri Light1" officeooo:rsid="00437f02"/>
    </style:style>
    <style:style style:name="MT7" style:family="text">
      <style:text-properties officeooo:rsid="001c1c5b"/>
    </style:style>
    <style:style style:name="MT8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</text:span><text:span text:style-name="MT6">2</text:span><text:span text:style-name="MT7"><text:tab/><text:tab/></text:span><text:span text:style-name="MT8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2T00:49:00.552000000</dc:date>
    <meta:print-date>2021-02-16T19:18:00Z</meta:print-date>
    <meta:editing-cycles>320</meta:editing-cycles>
    <meta:editing-duration>PT5H23M22S</meta:editing-duration>
    <meta:document-statistic meta:table-count="39" meta:image-count="0" meta:object-count="134" meta:page-count="9" meta:paragraph-count="695" meta:word-count="1603" meta:character-count="14327" meta:non-whitespace-character-count="12591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